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04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1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6.798cm" loext:decorative="false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7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6.514cm" loext:decorative="false"/>
      <style:paragraph-properties style:writing-mode="lr-tb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>
      <style:graphic-properties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38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32cm" loext:decorative="false"/>
      <style:paragraph-properties style:writing-mode="lr-tb"/>
    </style:style>
    <style:style style:name="gr15" style:family="graphic">
      <style:graphic-properties style:writing-mode="lr-tb" loext:decorative="false"/>
    </style:style>
    <style:style style:name="gr16" style:family="graphic" style:parent-style-name="standard">
      <style:graphic-properties draw:textarea-horizontal-align="justify" draw:textarea-vertical-align="middle" draw:auto-grow-height="false" fo:min-height="0.021cm" fo:min-width="0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84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2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0.426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02cm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0.42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2cm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0.426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15cm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0.426cm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0.426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38cm" loext:decorative="false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457cm" fo:min-width="0.207cm" style:writing-mode="lr-tb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0.426cm" loext:decorative="false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bottom" draw:auto-grow-height="false" fo:min-height="0.457cm" fo:min-width="0.207cm" style:writing-mode="lr-tb" loext:decorative="false"/>
      <style:paragraph-properties style:writing-mode="lr-tb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0.426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03cm" loext:decorative="false"/>
      <style:paragraph-properties style:writing-mode="lr-tb"/>
    </style:style>
    <style:style style:name="gr35" style:family="graphic" style:parent-style-name="standard">
      <style:graphic-properties loext:decorative="false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0.426cm" loext:decorative="false"/>
      <style:paragraph-properties style:writing-mode="lr-tb"/>
    </style:style>
    <style:style style:name="gr37" style:family="graphic" style:parent-style-name="standard">
      <style:graphic-properties draw:stroke="none" draw:fill="none" loext:decorative="false"/>
      <style:paragraph-properties style:writing-mode="lr-tb"/>
    </style:style>
    <style:style style:name="gr38" style:family="graphic" style:parent-style-name="objectwithoutfill">
      <style:graphic-properties svg:stroke-color="#ffff00" draw:fill="none" draw:fill-color="#ffff00" draw:textarea-vertical-align="middle" loext:decorative="false"/>
    </style:style>
    <style:style style:name="gr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0.426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cm" loext:decorative="false"/>
      <style:paragraph-properties style:writing-mode="lr-tb"/>
    </style:style>
    <style:style style:name="gr4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0.426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6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19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7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61cm" loext:decorative="false"/>
      <style:paragraph-properties style:writing-mode="lr-tb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One_20_Column-title">
      <style:graphic-properties fo:min-height="1.8cm" loext:decorative="false"/>
      <style:paragraph-properties style:writing-mode="lr-tb"/>
    </style:style>
    <style:style style:name="pr7" style:family="presentation" style:parent-style-name="One_20_Column-notes">
      <style:graphic-properties draw:fill-color="#ffffff" fo:min-height="14cm" loext:decorative="false"/>
      <style:paragraph-properties style:writing-mode="lr-tb"/>
    </style:style>
    <style:style style:name="co1" style:family="table-column">
      <style:table-column-properties style:column-width="4.912cm" style:use-optimal-column-width="false"/>
    </style:style>
    <style:style style:name="co2" style:family="table-column">
      <style:table-column-properties style:column-width="4.916cm" style:use-optimal-column-width="false"/>
    </style:style>
    <style:style style:name="ro1" style:family="table-row">
      <style:table-row-properties style:row-height="1.046cm" style:use-optimal-row-height="false"/>
    </style:style>
    <style:style style:name="ro2" style:family="table-row">
      <style:table-row-properties style:row-height="1.048cm" style:use-optimal-row-height="false"/>
    </style:style>
    <style:style style:name="ce1" style:family="table-cell">
      <style:paragraph-properties fo:text-align="center" fo:border="0.28pt solid #ffffff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center"/>
      <style:text-properties fo:font-size="28pt" style:font-size-asian="28pt" style:font-size-complex="28pt"/>
    </style:style>
    <style:style style:name="P11" style:family="paragraph">
      <style:paragraph-properties fo:text-align="center" style:writing-mode="lr-tb"/>
      <style:text-properties fo:font-size="28pt" style:font-size-asian="28pt" style:font-size-complex="28pt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00"/>
      <style:paragraph-properties fo:text-align="center"/>
    </style:style>
    <style:style style:name="P14" style:family="paragraph">
      <style:paragraph-properties fo:text-align="center"/>
      <style:text-properties fo:font-size="26pt" style:font-size-asian="26pt" style:font-size-complex="26pt"/>
    </style:style>
    <style:style style:name="P15" style:family="paragraph">
      <style:paragraph-properties fo:text-align="center" style:writing-mode="lr-tb"/>
      <style:text-properties fo:font-size="26pt" style:font-size-asian="26pt" style:font-size-complex="26pt"/>
    </style:style>
    <style:style style:name="T1" style:family="text">
      <style:text-properties fo:font-size="1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0.635cm" svg:y="4.445cm" presentation:class="title" presentation:user-transformed="true">
          <draw:text-box>
            <text:p>Switching Circuit &amp; Logic Design</text:p>
          </draw:text-box>
        </draw:frame>
        <draw:frame draw:style-name="gr1" draw:text-style-name="P1" draw:layer="layout" svg:width="12.504cm" svg:height="0.962cm" svg:x="7.56cm" svg:y="8.89cm">
          <draw:text-box>
            <text:p>Lecture 7 : Logic Gates &amp; Boolean Algebra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Things to cover</text:p>
          </draw:text-box>
        </draw:frame>
        <draw:frame presentation:style-name="pr4" draw:layer="layout" svg:width="25.199cm" svg:height="11.43cm" svg:x="1.4cm" svg:y="2.54cm" presentation:class="outline" presentation:user-transformed="true">
          <draw:text-box>
            <text:list text:style-name="L3">
              <text:list-item>
                <text:p>LOGIC GATES</text:p>
                <text:list>
                  <text:list-item>
                    <text:p>Basic Gates</text:p>
                  </text:list-item>
                  <text:list-item>
                    <text:p>Universal Gates</text:p>
                  </text:list-item>
                  <text:list-item>
                    <text:p>XOR, XNOR</text:p>
                  </text:list-item>
                </text:list>
              </text:list-item>
            </text:list>
            <text:p/>
            <text:p>Book : Fundamentals of Digital Circuits, A. Anand Kumar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Prove the following</text:p>
          </draw:text-box>
        </draw:frame>
        <draw:frame draw:style-name="gr3" draw:text-style-name="P1" draw:layer="layout" svg:width="6.88cm" svg:height="0.962cm" svg:x="3.81cm" svg:y="5.11cm">
          <draw:text-box>
            <text:p>A + B = AB + A’B + AB’</text:p>
          </draw:text-box>
        </draw:frame>
        <draw:frame draw:style-name="gr4" draw:text-style-name="P1" draw:layer="layout" svg:width="6.713cm" svg:height="0.962cm" svg:x="3.81cm" svg:y="3.61cm">
          <draw:text-box>
            <text:p>A + BC = (A+B).(A+C)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Prove the following</text:p>
          </draw:text-box>
        </draw:frame>
        <draw:frame draw:style-name="gr4" draw:text-style-name="P1" draw:layer="layout" svg:width="6.713cm" svg:height="0.962cm" svg:x="3.81cm" svg:y="3.61cm">
          <draw:text-box>
            <text:p>A + BC = (A+B).(A+C)</text:p>
          </draw:text-box>
        </draw:frame>
        <draw:frame draw:style-name="gr5" draw:text-style-name="P1" draw:layer="layout" svg:width="17.298cm" svg:height="6.65cm" svg:x="5.08cm" svg:y="5.715cm">
          <draw:text-box>
            <text:p>(A+B).(A+C)<text:tab/>= AA + AC + BA + BC<text:tab/><text:tab/>//Distributive Law</text:p>
            <text:p><text:tab/><text:tab/><text:tab/>= A + AC + BA + BC<text:tab/><text:tab/>//Idempotence Law</text:p>
            <text:p><text:tab/><text:tab/><text:tab/>= A.1 + AC + BA + BC<text:tab/><text:tab/>//Identity</text:p>
            <text:p><text:tab/><text:tab/><text:tab/>= A(1+C) + BA + BC<text:tab/><text:tab/>//Distributive</text:p>
            <text:p><text:tab/><text:tab/><text:tab/>= A.1 + BA + BC<text:tab/><text:tab/><text:tab/>//Dominance</text:p>
            <text:p><text:tab/><text:tab/><text:tab/>= A.1 + AB + BC<text:tab/><text:tab/><text:tab/>//Commutative</text:p>
            <text:p><text:tab/><text:tab/><text:tab/>= A (1+B) + BC<text:tab/><text:tab/><text:tab/>//Distributive</text:p>
            <text:p><text:tab/><text:tab/><text:tab/>= A.1 + BC<text:tab/><text:tab/><text:tab/><text:tab/>//Dominance</text:p>
            <text:p><text:tab/><text:tab/><text:tab/>= A + BC<text:tab/><text:tab/><text:tab/><text:tab/><text:tab/>//Identity</text:p>
          </draw:text-box>
        </draw:frame>
        <draw:line draw:style-name="gr6" draw:text-style-name="P3" draw:layer="layout" svg:x1="11.43cm" svg:y1="4.21cm" svg:x2="15.875cm" svg:y2="4.21cm">
          <text:p/>
        </draw:line>
        <draw:frame draw:style-name="gr7" draw:text-style-name="P1" draw:layer="layout" svg:width="8.372cm" svg:height="0.962cm" svg:x="16.51cm" svg:y="3.81cm">
          <draw:text-box>
            <text:p>Dual of first Distributive Law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Prove the following</text:p>
          </draw:text-box>
        </draw:frame>
        <draw:frame draw:style-name="gr3" draw:text-style-name="P1" draw:layer="layout" svg:width="6.88cm" svg:height="0.962cm" svg:x="3.81cm" svg:y="3.81cm">
          <draw:text-box>
            <text:p>A + B = AB + A’B + AB’</text:p>
          </draw:text-box>
        </draw:frame>
        <draw:frame draw:style-name="gr8" draw:text-style-name="P1" draw:layer="layout" svg:width="17.014cm" svg:height="5.939cm" svg:x="5.345cm" svg:y="5.715cm">
          <draw:text-box>
            <text:p>AB + A’B + AB’ <text:tab/>= BA + BA’ + AB’<text:tab/>// Commutative Law</text:p>
            <text:p><text:tab/><text:tab/><text:tab/><text:tab/>= B(A + A’) + AB’<text:tab/>// Distributive Law</text:p>
            <text:p><text:tab/><text:tab/><text:tab/><text:tab/>= B.1 + AB’ <text:tab/><text:tab/>// Complementary Law</text:p>
            <text:p><text:tab/><text:tab/><text:tab/><text:tab/>= B + AB’ <text:tab/><text:tab/>// Idempotent Law</text:p>
            <text:p><text:tab/><text:tab/><text:tab/><text:tab/>= (B+A).(B+B’)<text:tab/>// Distributive Law</text:p>
            <text:p><text:tab/><text:tab/><text:tab/><text:tab/>= (B+A).1<text:tab/><text:tab/>// Complementary Law</text:p>
            <text:p><text:tab/><text:tab/><text:tab/><text:tab/>= B+A<text:tab/><text:tab/><text:tab/>// Idempotent Law</text:p>
            <text:p><text:tab/><text:tab/><text:tab/><text:tab/>= A+B<text:tab/><text:tab/><text:tab/>// Commutative Law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Basic Gates</text:p>
          </draw:text-box>
        </draw:frame>
        <draw:line draw:style-name="gr9" draw:text-style-name="P3" draw:layer="layout" svg:x1="3.81cm" svg:y1="3.81cm" svg:x2="5.715cm" svg:y2="3.81cm">
          <text:p/>
        </draw:line>
        <draw:line draw:style-name="gr9" draw:text-style-name="P3" draw:layer="layout" svg:x1="3.811cm" svg:y1="4.91cm" svg:x2="5.716cm" svg:y2="4.91cm">
          <text:p/>
        </draw:line>
        <draw:g draw:style-name="gr10">
          <draw:line draw:style-name="gr9" draw:text-style-name="P3" draw:layer="layout" svg:x1="5.715cm" svg:y1="3.375cm" svg:x2="5.715cm" svg:y2="5.28cm">
            <text:p/>
          </draw:line>
          <draw:line draw:style-name="gr9" draw:text-style-name="P3" draw:layer="layout" svg:x1="5.711cm" svg:y1="3.41cm" svg:x2="7.616cm" svg:y2="3.41cm">
            <text:p/>
          </draw:line>
          <draw:line draw:style-name="gr9" draw:text-style-name="P3" draw:layer="layout" svg:x1="5.712cm" svg:y1="5.21cm" svg:x2="7.617cm" svg:y2="5.21cm">
            <text:p/>
          </draw:line>
          <draw:path draw:style-name="gr9" draw:text-style-name="P3" draw:layer="layout" svg:width="1.387cm" svg:height="1.584cm" draw:transform="rotate (-0.58800142499689) translate (7.655cm 3.375cm)" svg:viewBox="0 0 1388 1585" svg:d="M0 0c2290 0 1057 1585 1057 1585">
            <text:p/>
          </draw:path>
        </draw:g>
        <draw:line draw:style-name="gr9" draw:text-style-name="P3" draw:layer="layout" svg:x1="8.511cm" svg:y1="4.41cm" svg:x2="10.416cm" svg:y2="4.41cm">
          <text:p/>
        </draw:line>
        <draw:frame draw:style-name="gr11" draw:text-style-name="P1" draw:layer="layout" svg:width="0.926cm" svg:height="0.962cm" svg:x="2.91cm" svg:y="3.323cm">
          <draw:text-box>
            <text:p text:style-name="P4">A</text:p>
          </draw:text-box>
        </draw:frame>
        <draw:frame draw:style-name="gr11" draw:text-style-name="P1" draw:layer="layout" svg:width="0.926cm" svg:height="0.962cm" svg:x="2.91cm" svg:y="4.423cm">
          <draw:text-box>
            <text:p>B</text:p>
          </draw:text-box>
        </draw:frame>
        <draw:frame draw:style-name="gr12" draw:text-style-name="P1" draw:layer="layout" svg:width="2.638cm" svg:height="0.962cm" svg:x="10.71cm" svg:y="3.923cm">
          <draw:text-box>
            <text:p>X = A.B</text:p>
          </draw:text-box>
        </draw:frame>
        <draw:line draw:style-name="gr9" draw:text-style-name="P3" draw:layer="layout" svg:x1="3.81cm" svg:y1="7.21cm" svg:x2="5.715cm" svg:y2="7.21cm">
          <text:p/>
        </draw:line>
        <draw:line draw:style-name="gr9" draw:text-style-name="P3" draw:layer="layout" svg:x1="3.811cm" svg:y1="8.31cm" svg:x2="5.716cm" svg:y2="8.31cm">
          <text:p/>
        </draw:line>
        <draw:line draw:style-name="gr9" draw:text-style-name="P3" draw:layer="layout" svg:x1="8.011cm" svg:y1="7.81cm" svg:x2="9.916cm" svg:y2="7.81cm">
          <text:p/>
        </draw:line>
        <draw:frame draw:style-name="gr11" draw:text-style-name="P1" draw:layer="layout" svg:width="0.926cm" svg:height="0.962cm" svg:x="2.91cm" svg:y="6.723cm">
          <draw:text-box>
            <text:p>A</text:p>
          </draw:text-box>
        </draw:frame>
        <draw:frame draw:style-name="gr11" draw:text-style-name="P1" draw:layer="layout" svg:width="0.926cm" svg:height="0.962cm" svg:x="2.91cm" svg:y="7.823cm">
          <draw:text-box>
            <text:p>B</text:p>
          </draw:text-box>
        </draw:frame>
        <draw:frame draw:style-name="gr13" draw:text-style-name="P1" draw:layer="layout" svg:width="2.832cm" svg:height="0.962cm" svg:x="10.51cm" svg:y="7.323cm">
          <draw:text-box>
            <text:p>X = A+B</text:p>
          </draw:text-box>
        </draw:frame>
        <draw:g draw:style-name="gr10">
          <draw:path draw:style-name="gr9" draw:text-style-name="P3" draw:layer="layout" svg:width="2.539cm" svg:height="1.269cm" svg:x="5.34cm" svg:y="6.52cm" svg:viewBox="0 0 2540 1270" svg:d="M0 0c1905 0 2540 1270 2540 1270">
            <text:p/>
          </draw:path>
          <draw:path draw:style-name="gr9" draw:text-style-name="P3" draw:layer="layout" svg:width="2.539cm" svg:height="1.269cm" draw:transform="rotate (-2.38987934475584) translate (7.97139633969605cm 7.78760812320748cm)" svg:viewBox="0 0 2540 1270" svg:d="M0 0c1905 0 2540 1270 2540 1270">
            <text:p/>
          </draw:path>
          <draw:path draw:style-name="gr9" draw:text-style-name="P3" draw:layer="layout" svg:width="1.387cm" svg:height="1.584cm" draw:transform="rotate (-0.58800142499689) translate (5.356cm 6.575cm)" svg:viewBox="0 0 1388 1585" svg:d="M0 0c2290 0 1057 1585 1057 1585">
            <text:p/>
          </draw:path>
        </draw:g>
        <draw:line draw:style-name="gr9" draw:text-style-name="P3" draw:layer="layout" svg:x1="17.418cm" svg:y1="6.11cm" svg:x2="19.323cm" svg:y2="6.11cm">
          <text:p/>
        </draw:line>
        <draw:frame draw:style-name="gr11" draw:text-style-name="P1" draw:layer="layout" svg:width="0.926cm" svg:height="0.962cm" svg:x="16.518cm" svg:y="5.623cm">
          <draw:text-box>
            <text:p text:style-name="P4">A</text:p>
          </draw:text-box>
        </draw:frame>
        <draw:line draw:style-name="gr9" draw:text-style-name="P3" draw:layer="layout" svg:x1="21.404cm" svg:y1="6.01cm" svg:x2="23.309cm" svg:y2="6.01cm">
          <text:p/>
        </draw:line>
        <draw:frame draw:style-name="gr14" draw:text-style-name="P1" draw:layer="layout" svg:width="2.132cm" svg:height="0.962cm" svg:x="23.603cm" svg:y="5.523cm">
          <draw:text-box>
            <text:p>X = A’</text:p>
          </draw:text-box>
        </draw:frame>
        <draw:g draw:style-name="gr15">
          <draw:line draw:style-name="gr9" draw:text-style-name="P3" draw:layer="layout" svg:x1="19.345cm" svg:y1="5.08cm" svg:x2="19.345cm" svg:y2="6.985cm">
            <text:p/>
          </draw:line>
          <draw:line draw:style-name="gr9" draw:text-style-name="P3" draw:layer="layout" svg:x1="19.345cm" svg:y1="5.08cm" svg:x2="21.404cm" svg:y2="6.01cm">
            <text:p/>
          </draw:line>
          <draw:line draw:style-name="gr9" draw:text-style-name="P3" draw:layer="layout" svg:x1="19.345cm" svg:y1="6.985cm" svg:x2="21.404cm" svg:y2="6.01cm">
            <text:p/>
          </draw:line>
          <draw:custom-shape draw:style-name="gr16" draw:text-style-name="P5" draw:layer="layout" svg:width="0.381cm" svg:height="0.381cm" svg:x="21.34cm" svg:y="5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Universal Gates -- NAND</text:p>
          </draw:text-box>
        </draw:frame>
        <draw:line draw:style-name="gr9" draw:text-style-name="P3" draw:layer="layout" svg:x1="3.81cm" svg:y1="3.81cm" svg:x2="5.715cm" svg:y2="3.81cm">
          <text:p/>
        </draw:line>
        <draw:line draw:style-name="gr9" draw:text-style-name="P3" draw:layer="layout" svg:x1="3.811cm" svg:y1="4.91cm" svg:x2="5.716cm" svg:y2="4.91cm">
          <text:p/>
        </draw:line>
        <draw:line draw:style-name="gr9" draw:text-style-name="P3" draw:layer="layout" svg:x1="5.715cm" svg:y1="3.375cm" svg:x2="5.715cm" svg:y2="5.28cm">
          <text:p/>
        </draw:line>
        <draw:line draw:style-name="gr9" draw:text-style-name="P3" draw:layer="layout" svg:x1="5.711cm" svg:y1="3.41cm" svg:x2="7.616cm" svg:y2="3.41cm">
          <text:p/>
        </draw:line>
        <draw:line draw:style-name="gr9" draw:text-style-name="P3" draw:layer="layout" svg:x1="5.712cm" svg:y1="5.21cm" svg:x2="7.617cm" svg:y2="5.21cm">
          <text:p/>
        </draw:line>
        <draw:path draw:style-name="gr9" draw:text-style-name="P3" draw:layer="layout" svg:width="1.387cm" svg:height="1.584cm" draw:transform="rotate (-0.58800142499689) translate (7.655cm 3.375cm)" svg:viewBox="0 0 1388 1585" svg:d="M0 0c2290 0 1057 1585 1057 1585">
          <text:p/>
        </draw:path>
        <draw:line draw:style-name="gr9" draw:text-style-name="P3" draw:layer="layout" svg:x1="8.511cm" svg:y1="4.41cm" svg:x2="10.416cm" svg:y2="4.41cm">
          <text:p/>
        </draw:line>
        <draw:frame draw:style-name="gr11" draw:text-style-name="P1" draw:layer="layout" svg:width="0.926cm" svg:height="0.962cm" svg:x="2.91cm" svg:y="3.323cm">
          <draw:text-box>
            <text:p text:style-name="P4">A</text:p>
          </draw:text-box>
        </draw:frame>
        <draw:frame draw:style-name="gr11" draw:text-style-name="P1" draw:layer="layout" svg:width="0.926cm" svg:height="0.962cm" svg:x="2.91cm" svg:y="4.423cm">
          <draw:text-box>
            <text:p>B</text:p>
          </draw:text-box>
        </draw:frame>
        <draw:frame draw:style-name="gr17" draw:text-style-name="P1" draw:layer="layout" svg:width="5.684cm" svg:height="0.962cm" svg:x="10.71cm" svg:y="3.923cm">
          <draw:text-box>
            <text:p>X = (A.B)’ = A’ + B’</text:p>
          </draw:text-box>
        </draw:frame>
        <draw:custom-shape draw:style-name="gr16" draw:text-style-name="P5" draw:layer="layout" svg:width="0.381cm" svg:height="0.381cm" svg:x="8.44cm" svg:y="4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Universal Gates -- NAND</text:p>
          </draw:text-box>
        </draw:frame>
        <draw:line draw:style-name="gr9" draw:text-style-name="P3" draw:layer="layout" svg:x1="3.81cm" svg:y1="3.81cm" svg:x2="5.715cm" svg:y2="3.81cm">
          <text:p/>
        </draw:line>
        <draw:line draw:style-name="gr9" draw:text-style-name="P3" draw:layer="layout" svg:x1="3.811cm" svg:y1="4.91cm" svg:x2="5.716cm" svg:y2="4.91cm">
          <text:p/>
        </draw:line>
        <draw:line draw:style-name="gr9" draw:text-style-name="P3" draw:layer="layout" svg:x1="5.715cm" svg:y1="3.375cm" svg:x2="5.715cm" svg:y2="5.28cm">
          <text:p/>
        </draw:line>
        <draw:line draw:style-name="gr9" draw:text-style-name="P3" draw:layer="layout" svg:x1="5.711cm" svg:y1="3.41cm" svg:x2="7.616cm" svg:y2="3.41cm">
          <text:p/>
        </draw:line>
        <draw:line draw:style-name="gr9" draw:text-style-name="P3" draw:layer="layout" svg:x1="5.712cm" svg:y1="5.21cm" svg:x2="7.617cm" svg:y2="5.21cm">
          <text:p/>
        </draw:line>
        <draw:path draw:style-name="gr9" draw:text-style-name="P3" draw:layer="layout" svg:width="1.387cm" svg:height="1.584cm" draw:transform="rotate (-0.58800142499689) translate (7.655cm 3.375cm)" svg:viewBox="0 0 1388 1585" svg:d="M0 0c2290 0 1057 1585 1057 1585">
          <text:p/>
        </draw:path>
        <draw:line draw:style-name="gr9" draw:text-style-name="P3" draw:layer="layout" svg:x1="8.511cm" svg:y1="4.41cm" svg:x2="10.416cm" svg:y2="4.41cm">
          <text:p/>
        </draw:line>
        <draw:frame draw:style-name="gr11" draw:text-style-name="P1" draw:layer="layout" svg:width="0.926cm" svg:height="0.962cm" svg:x="2.91cm" svg:y="3.323cm">
          <draw:text-box>
            <text:p text:style-name="P4">A</text:p>
          </draw:text-box>
        </draw:frame>
        <draw:frame draw:style-name="gr11" draw:text-style-name="P1" draw:layer="layout" svg:width="0.926cm" svg:height="0.962cm" svg:x="2.91cm" svg:y="4.423cm">
          <draw:text-box>
            <text:p>B</text:p>
          </draw:text-box>
        </draw:frame>
        <draw:frame draw:style-name="gr17" draw:text-style-name="P1" draw:layer="layout" svg:width="5.684cm" svg:height="0.962cm" svg:x="10.71cm" svg:y="3.923cm">
          <draw:text-box>
            <text:p>X = (A.B)’ = A’ + B’</text:p>
          </draw:text-box>
        </draw:frame>
        <draw:custom-shape draw:style-name="gr16" draw:text-style-name="P5" draw:layer="layout" svg:width="0.381cm" svg:height="0.381cm" svg:x="8.44cm" svg:y="4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5">
          <draw:line draw:style-name="gr9" draw:text-style-name="P3" draw:layer="layout" svg:x1="5.845cm" svg:y1="6.681cm" svg:x2="5.845cm" svg:y2="8.586cm">
            <text:p/>
          </draw:line>
          <draw:line draw:style-name="gr9" draw:text-style-name="P3" draw:layer="layout" svg:x1="5.845cm" svg:y1="6.681cm" svg:x2="7.904cm" svg:y2="7.611cm">
            <text:p/>
          </draw:line>
          <draw:line draw:style-name="gr9" draw:text-style-name="P3" draw:layer="layout" svg:x1="5.845cm" svg:y1="8.586cm" svg:x2="7.904cm" svg:y2="7.611cm">
            <text:p/>
          </draw:line>
          <draw:custom-shape draw:style-name="gr16" draw:text-style-name="P5" draw:layer="layout" svg:width="0.381cm" svg:height="0.381cm" svg:x="7.84cm" svg:y="7.3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5">
          <draw:line draw:style-name="gr9" draw:text-style-name="P3" draw:layer="layout" svg:x1="5.845cm" svg:y1="9.582cm" svg:x2="5.845cm" svg:y2="11.487cm">
            <text:p/>
          </draw:line>
          <draw:line draw:style-name="gr9" draw:text-style-name="P3" draw:layer="layout" svg:x1="5.845cm" svg:y1="9.582cm" svg:x2="7.904cm" svg:y2="10.512cm">
            <text:p/>
          </draw:line>
          <draw:line draw:style-name="gr9" draw:text-style-name="P3" draw:layer="layout" svg:x1="5.845cm" svg:y1="11.487cm" svg:x2="7.904cm" svg:y2="10.512cm">
            <text:p/>
          </draw:line>
          <draw:custom-shape draw:style-name="gr16" draw:text-style-name="P5" draw:layer="layout" svg:width="0.381cm" svg:height="0.381cm" svg:x="7.84cm" svg:y="10.2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" draw:text-style-name="P3" draw:layer="layout" svg:x1="3.818cm" svg:y1="7.61cm" svg:x2="5.723cm" svg:y2="7.61cm">
          <text:p/>
        </draw:line>
        <draw:frame draw:style-name="gr11" draw:text-style-name="P1" draw:layer="layout" svg:width="0.926cm" svg:height="0.962cm" svg:x="2.918cm" svg:y="7.123cm">
          <draw:text-box>
            <text:p text:style-name="P4">A</text:p>
          </draw:text-box>
        </draw:frame>
        <draw:line draw:style-name="gr9" draw:text-style-name="P3" draw:layer="layout" svg:x1="3.826cm" svg:y1="10.51cm" svg:x2="5.731cm" svg:y2="10.51cm">
          <text:p/>
        </draw:line>
        <draw:frame draw:style-name="gr11" draw:text-style-name="P1" draw:layer="layout" svg:width="0.926cm" svg:height="0.962cm" svg:x="2.926cm" svg:y="10.023cm">
          <draw:text-box>
            <text:p text:style-name="P4">B</text:p>
          </draw:text-box>
        </draw:frame>
        <draw:g draw:style-name="gr10">
          <draw:path draw:style-name="gr9" draw:text-style-name="P3" draw:layer="layout" svg:width="2.539cm" svg:height="1.269cm" svg:x="10.84cm" svg:y="7.921cm" svg:viewBox="0 0 2540 1270" svg:d="M0 0c1905 0 2540 1270 2540 1270">
            <text:p/>
          </draw:path>
          <draw:path draw:style-name="gr9" draw:text-style-name="P3" draw:layer="layout" svg:width="2.539cm" svg:height="1.269cm" draw:transform="rotate (-2.38987934475584) translate (13.4713963396961cm 9.18860812320748cm)" svg:viewBox="0 0 2540 1270" svg:d="M0 0c1905 0 2540 1270 2540 1270">
            <text:p/>
          </draw:path>
          <draw:path draw:style-name="gr9" draw:text-style-name="P3" draw:layer="layout" svg:width="1.387cm" svg:height="1.584cm" draw:transform="rotate (-0.58800142499689) translate (10.856cm 7.976cm)" svg:viewBox="0 0 1388 1585" svg:d="M0 0c2290 0 1057 1585 1057 1585">
            <text:p/>
          </draw:path>
        </draw:g>
        <draw:line draw:style-name="gr9" draw:text-style-name="P3" draw:layer="layout" svg:x1="8.221cm" svg:y1="7.555cm" svg:x2="8.89cm" svg:y2="8.19cm">
          <text:p/>
        </draw:line>
        <draw:line draw:style-name="gr9" draw:text-style-name="P3" draw:layer="layout" svg:x1="8.89cm" svg:y1="8.19cm" svg:x2="10.856cm" svg:y2="8.19cm">
          <text:p/>
        </draw:line>
        <draw:line draw:style-name="gr9" draw:text-style-name="P3" draw:layer="layout" svg:x1="8.99cm" svg:y1="9.69cm" svg:x2="10.956cm" svg:y2="9.69cm">
          <text:p/>
        </draw:line>
        <draw:line draw:style-name="gr9" draw:text-style-name="P3" draw:layer="layout" svg:x1="8.221cm" svg:y1="10.292cm" svg:x2="8.99cm" svg:y2="9.69cm">
          <text:p/>
        </draw:line>
        <draw:line draw:style-name="gr9" draw:text-style-name="P3" draw:layer="layout" svg:x1="13.404cm" svg:y1="9.11cm" svg:x2="15.309cm" svg:y2="9.11cm">
          <text:p/>
        </draw:line>
        <draw:frame draw:style-name="gr18" draw:text-style-name="P1" draw:layer="layout" svg:width="3.396cm" svg:height="0.962cm" svg:x="15.603cm" svg:y="8.623cm">
          <draw:text-box>
            <text:p>X = A’ + B’</text:p>
          </draw:text-box>
        </draw:frame>
        <draw:g draw:style-name="gr10">
          <draw:path draw:style-name="gr9" draw:text-style-name="P3" draw:layer="layout" svg:width="2.539cm" svg:height="1.269cm" svg:x="10.832cm" svg:y="11.922cm" svg:viewBox="0 0 2540 1270" svg:d="M0 0c1905 0 2540 1270 2540 1270">
            <text:p/>
          </draw:path>
          <draw:path draw:style-name="gr9" draw:text-style-name="P3" draw:layer="layout" svg:width="2.539cm" svg:height="1.269cm" draw:transform="rotate (-2.38987934475584) translate (13.4633963396961cm 13.1896081232075cm)" svg:viewBox="0 0 2540 1270" svg:d="M0 0c1905 0 2540 1270 2540 1270">
            <text:p/>
          </draw:path>
          <draw:path draw:style-name="gr9" draw:text-style-name="P3" draw:layer="layout" svg:width="1.387cm" svg:height="1.584cm" draw:transform="rotate (-0.58800142499689) translate (10.848cm 11.977cm)" svg:viewBox="0 0 1388 1585" svg:d="M0 0c2290 0 1057 1585 1057 1585">
            <text:p/>
          </draw:path>
        </draw:g>
        <draw:line draw:style-name="gr9" draw:text-style-name="P3" draw:layer="layout" svg:x1="13.396cm" svg:y1="13.111cm" svg:x2="15.301cm" svg:y2="13.111cm">
          <text:p/>
        </draw:line>
        <draw:frame draw:style-name="gr18" draw:text-style-name="P1" draw:layer="layout" svg:width="3.396cm" svg:height="0.962cm" svg:x="15.595cm" svg:y="12.624cm">
          <draw:text-box>
            <text:p>X = A’ + B’</text:p>
          </draw:text-box>
        </draw:frame>
        <draw:frame draw:style-name="gr11" draw:text-style-name="P1" draw:layer="layout" svg:width="0.926cm" svg:height="0.962cm" svg:x="2.626cm" svg:y="11.823cm">
          <draw:text-box>
            <text:p text:style-name="P4">A</text:p>
          </draw:text-box>
        </draw:frame>
        <draw:line draw:style-name="gr9" draw:text-style-name="P3" draw:layer="layout" svg:x1="3.652cm" svg:y1="12.4cm" svg:x2="11.23cm" svg:y2="12.4cm">
          <text:p/>
        </draw:line>
        <draw:line draw:style-name="gr9" draw:text-style-name="P3" draw:layer="layout" svg:x1="3.652cm" svg:y1="13.6cm" svg:x2="11.23cm" svg:y2="13.6cm">
          <text:p/>
        </draw:line>
        <draw:frame draw:style-name="gr11" draw:text-style-name="P1" draw:layer="layout" svg:width="0.926cm" svg:height="0.962cm" svg:x="2.626cm" svg:y="13.023cm">
          <draw:text-box>
            <text:p text:style-name="P4">B</text:p>
          </draw:text-box>
        </draw:frame>
        <draw:custom-shape draw:style-name="gr16" draw:text-style-name="P5" draw:layer="layout" svg:width="0.381cm" svg:height="0.381cm" svg:x="11.04cm" svg:y="12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381cm" svg:height="0.381cm" svg:x="11.04cm" svg:y="13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Implement Inverter</text:p>
          </draw:text-box>
        </draw:frame>
        <draw:line draw:style-name="gr9" draw:text-style-name="P3" draw:layer="layout" svg:x1="3.81cm" svg:y1="3.81cm" svg:x2="5.715cm" svg:y2="3.81cm">
          <text:p/>
        </draw:line>
        <draw:line draw:style-name="gr9" draw:text-style-name="P3" draw:layer="layout" svg:x1="3.811cm" svg:y1="4.91cm" svg:x2="5.716cm" svg:y2="4.91cm">
          <text:p/>
        </draw:line>
        <draw:line draw:style-name="gr9" draw:text-style-name="P3" draw:layer="layout" svg:x1="5.715cm" svg:y1="3.375cm" svg:x2="5.715cm" svg:y2="5.28cm">
          <text:p/>
        </draw:line>
        <draw:line draw:style-name="gr9" draw:text-style-name="P3" draw:layer="layout" svg:x1="5.711cm" svg:y1="3.41cm" svg:x2="7.616cm" svg:y2="3.41cm">
          <text:p/>
        </draw:line>
        <draw:line draw:style-name="gr9" draw:text-style-name="P3" draw:layer="layout" svg:x1="5.712cm" svg:y1="5.21cm" svg:x2="7.617cm" svg:y2="5.21cm">
          <text:p/>
        </draw:line>
        <draw:path draw:style-name="gr9" draw:text-style-name="P3" draw:layer="layout" svg:width="1.387cm" svg:height="1.584cm" draw:transform="rotate (-0.58800142499689) translate (7.655cm 3.375cm)" svg:viewBox="0 0 1388 1585" svg:d="M0 0c2290 0 1057 1585 1057 1585">
          <text:p/>
        </draw:path>
        <draw:line draw:style-name="gr9" draw:text-style-name="P3" draw:layer="layout" svg:x1="8.511cm" svg:y1="4.41cm" svg:x2="10.416cm" svg:y2="4.41cm">
          <text:p/>
        </draw:line>
        <draw:frame draw:style-name="gr11" draw:text-style-name="P1" draw:layer="layout" svg:width="0.926cm" svg:height="0.962cm" svg:x="2.91cm" svg:y="3.323cm">
          <draw:text-box>
            <text:p text:style-name="P4">A</text:p>
          </draw:text-box>
        </draw:frame>
        <draw:frame draw:style-name="gr11" draw:text-style-name="P1" draw:layer="layout" svg:width="0.926cm" svg:height="0.962cm" svg:x="2.91cm" svg:y="4.423cm">
          <draw:text-box>
            <text:p>B</text:p>
          </draw:text-box>
        </draw:frame>
        <draw:frame draw:style-name="gr17" draw:text-style-name="P1" draw:layer="layout" svg:width="5.684cm" svg:height="0.962cm" svg:x="10.71cm" svg:y="3.923cm">
          <draw:text-box>
            <text:p>X = (A.B)’ = A’ + B’</text:p>
          </draw:text-box>
        </draw:frame>
        <draw:custom-shape draw:style-name="gr16" draw:text-style-name="P5" draw:layer="layout" svg:width="0.381cm" svg:height="0.381cm" svg:x="8.44cm" svg:y="4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" draw:layer="layout" svg:width="7.72cm" svg:height="0.962cm" svg:x="3.175cm" svg:y="6.985cm">
          <draw:text-box>
            <text:p>If A = B, =&gt; X = (A.A)’ = A’</text:p>
          </draw:text-box>
        </draw:frame>
        <draw:line draw:style-name="gr9" draw:text-style-name="P3" draw:layer="layout" svg:x1="11.21cm" svg:y1="9.81cm" svg:x2="13.115cm" svg:y2="9.81cm">
          <text:p/>
        </draw:line>
        <draw:line draw:style-name="gr9" draw:text-style-name="P3" draw:layer="layout" svg:x1="11.211cm" svg:y1="10.91cm" svg:x2="13.116cm" svg:y2="10.91cm">
          <text:p/>
        </draw:line>
        <draw:line draw:style-name="gr9" draw:text-style-name="P3" draw:layer="layout" svg:x1="13.115cm" svg:y1="9.375cm" svg:x2="13.115cm" svg:y2="11.28cm">
          <text:p/>
        </draw:line>
        <draw:line draw:style-name="gr9" draw:text-style-name="P3" draw:layer="layout" svg:x1="13.111cm" svg:y1="9.41cm" svg:x2="15.016cm" svg:y2="9.41cm">
          <text:p/>
        </draw:line>
        <draw:line draw:style-name="gr9" draw:text-style-name="P3" draw:layer="layout" svg:x1="13.112cm" svg:y1="11.21cm" svg:x2="15.017cm" svg:y2="11.21cm">
          <text:p/>
        </draw:line>
        <draw:path draw:style-name="gr9" draw:text-style-name="P3" draw:layer="layout" svg:width="1.387cm" svg:height="1.584cm" draw:transform="rotate (-0.58800142499689) translate (15.055cm 9.375cm)" svg:viewBox="0 0 1388 1585" svg:d="M0 0c2290 0 1057 1585 1057 1585">
          <text:p/>
        </draw:path>
        <draw:line draw:style-name="gr9" draw:text-style-name="P3" draw:layer="layout" svg:x1="15.911cm" svg:y1="10.41cm" svg:x2="17.816cm" svg:y2="10.41cm">
          <text:p/>
        </draw:line>
        <draw:custom-shape draw:style-name="gr16" draw:text-style-name="P5" draw:layer="layout" svg:width="0.381cm" svg:height="0.381cm" svg:x="15.84cm" svg:y="1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11.21cm" svg:y1="9.725cm" svg:x2="11.21cm" svg:y2="10.995cm">
          <text:p/>
        </draw:line>
        <draw:line draw:style-name="gr9" draw:text-style-name="P3" draw:layer="layout" svg:x1="9.94cm" svg:y1="10.292cm" svg:x2="11.21cm" svg:y2="10.292cm">
          <text:p/>
        </draw:line>
        <draw:frame draw:style-name="gr11" draw:text-style-name="P1" draw:layer="layout" svg:width="0.926cm" svg:height="0.962cm" svg:x="8.855cm" svg:y="9.86cm">
          <draw:text-box>
            <text:p>X</text:p>
          </draw:text-box>
        </draw:frame>
        <draw:frame draw:style-name="gr20" draw:text-style-name="P1" draw:layer="layout" svg:width="1.195cm" svg:height="1.673cm" svg:x="17.855cm" svg:y="9.86cm">
          <draw:text-box>
            <text:p>X’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Implement AND, OR Gates</text:p>
          </draw:text-box>
        </draw:frame>
        <draw:line draw:style-name="gr9" draw:text-style-name="P3" draw:layer="layout" svg:x1="3.81cm" svg:y1="3.81cm" svg:x2="5.715cm" svg:y2="3.81cm">
          <text:p/>
        </draw:line>
        <draw:line draw:style-name="gr9" draw:text-style-name="P3" draw:layer="layout" svg:x1="3.811cm" svg:y1="4.91cm" svg:x2="5.716cm" svg:y2="4.91cm">
          <text:p/>
        </draw:line>
        <draw:line draw:style-name="gr9" draw:text-style-name="P3" draw:layer="layout" svg:x1="5.715cm" svg:y1="3.375cm" svg:x2="5.715cm" svg:y2="5.28cm">
          <text:p/>
        </draw:line>
        <draw:line draw:style-name="gr9" draw:text-style-name="P3" draw:layer="layout" svg:x1="5.711cm" svg:y1="3.41cm" svg:x2="7.616cm" svg:y2="3.41cm">
          <text:p/>
        </draw:line>
        <draw:line draw:style-name="gr9" draw:text-style-name="P3" draw:layer="layout" svg:x1="5.712cm" svg:y1="5.21cm" svg:x2="7.617cm" svg:y2="5.21cm">
          <text:p/>
        </draw:line>
        <draw:path draw:style-name="gr9" draw:text-style-name="P3" draw:layer="layout" svg:width="1.387cm" svg:height="1.584cm" draw:transform="rotate (-0.58800142499689) translate (7.655cm 3.375cm)" svg:viewBox="0 0 1388 1585" svg:d="M0 0c2290 0 1057 1585 1057 1585">
          <text:p/>
        </draw:path>
        <draw:line draw:style-name="gr9" draw:text-style-name="P3" draw:layer="layout" svg:x1="8.511cm" svg:y1="4.41cm" svg:x2="10.416cm" svg:y2="4.41cm">
          <text:p/>
        </draw:line>
        <draw:frame draw:style-name="gr11" draw:text-style-name="P1" draw:layer="layout" svg:width="0.926cm" svg:height="0.962cm" svg:x="2.91cm" svg:y="3.323cm">
          <draw:text-box>
            <text:p text:style-name="P4">A</text:p>
          </draw:text-box>
        </draw:frame>
        <draw:frame draw:style-name="gr11" draw:text-style-name="P1" draw:layer="layout" svg:width="0.926cm" svg:height="0.962cm" svg:x="2.91cm" svg:y="4.423cm">
          <draw:text-box>
            <text:p>B</text:p>
          </draw:text-box>
        </draw:frame>
        <draw:frame draw:style-name="gr17" draw:text-style-name="P1" draw:layer="layout" svg:width="5.684cm" svg:height="0.962cm" svg:x="10.71cm" svg:y="3.923cm">
          <draw:text-box>
            <text:p>X = (A.B)’ = A’ + B’</text:p>
          </draw:text-box>
        </draw:frame>
        <draw:custom-shape draw:style-name="gr16" draw:text-style-name="P5" draw:layer="layout" svg:width="0.381cm" svg:height="0.381cm" svg:x="8.44cm" svg:y="4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Universal Gates -- NOR</text:p>
          </draw:text-box>
        </draw:frame>
        <draw:line draw:style-name="gr9" draw:text-style-name="P3" draw:layer="layout" svg:x1="3.81cm" svg:y1="3.81cm" svg:x2="5.715cm" svg:y2="3.81cm">
          <text:p/>
        </draw:line>
        <draw:line draw:style-name="gr9" draw:text-style-name="P3" draw:layer="layout" svg:x1="3.811cm" svg:y1="4.91cm" svg:x2="5.716cm" svg:y2="4.91cm">
          <text:p/>
        </draw:line>
        <draw:line draw:style-name="gr9" draw:text-style-name="P3" draw:layer="layout" svg:x1="7.811cm" svg:y1="4.41cm" svg:x2="9.716cm" svg:y2="4.41cm">
          <text:p/>
        </draw:line>
        <draw:frame draw:style-name="gr21" draw:text-style-name="P6" draw:layer="layout" svg:width="0.926cm" svg:height="0.962cm" svg:x="2.91cm" svg:y="3.323cm">
          <draw:text-box>
            <text:p text:style-name="P4"><text:span text:style-name="T1">A</text:span></text:p>
          </draw:text-box>
        </draw:frame>
        <draw:frame draw:style-name="gr11" draw:text-style-name="P7" draw:layer="layout" svg:width="0.926cm" svg:height="0.962cm" svg:x="2.91cm" svg:y="4.423cm">
          <draw:text-box>
            <text:p><text:span text:style-name="T1">B</text:span></text:p>
          </draw:text-box>
        </draw:frame>
        <draw:frame draw:style-name="gr22" draw:text-style-name="P7" draw:layer="layout" svg:width="6.002cm" svg:height="0.962cm" svg:x="10.01cm" svg:y="3.923cm">
          <draw:text-box>
            <text:p><text:span text:style-name="T1">X</text:span><text:span text:style-name="T1"> </text:span><text:span text:style-name="T1">= </text:span><text:span text:style-name="T1">(</text:span><text:span text:style-name="T1">A</text:span><text:span text:style-name="T1"> </text:span><text:span text:style-name="T1">+ </text:span><text:span text:style-name="T1">B</text:span><text:span text:style-name="T1">)’ </text:span><text:span text:style-name="T1">= </text:span><text:span text:style-name="T1">A</text:span><text:span text:style-name="T1">’ </text:span><text:span text:style-name="T1">. </text:span><text:span text:style-name="T1">B</text:span><text:span text:style-name="T1">’</text:span></text:p>
          </draw:text-box>
        </draw:frame>
        <draw:custom-shape draw:style-name="gr16" draw:text-style-name="P5" draw:layer="layout" svg:width="0.381cm" svg:height="0.381cm" svg:x="7.74cm" svg:y="4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0">
          <draw:path draw:style-name="gr9" draw:text-style-name="P3" draw:layer="layout" svg:width="2.539cm" svg:height="1.269cm" svg:x="5.34cm" svg:y="3.221cm" svg:viewBox="0 0 2540 1270" svg:d="M0 0c1905 0 2540 1270 2540 1270">
            <text:p/>
          </draw:path>
          <draw:path draw:style-name="gr9" draw:text-style-name="P3" draw:layer="layout" svg:width="2.539cm" svg:height="1.269cm" draw:transform="rotate (-2.38987934475584) translate (7.97139633969605cm 4.48860812320748cm)" svg:viewBox="0 0 2540 1270" svg:d="M0 0c1905 0 2540 1270 2540 1270">
            <text:p/>
          </draw:path>
          <draw:path draw:style-name="gr9" draw:text-style-name="P3" draw:layer="layout" svg:width="1.387cm" svg:height="1.584cm" draw:transform="rotate (-0.58800142499689) translate (5.356cm 3.276cm)" svg:viewBox="0 0 1388 1585" svg:d="M0 0c2290 0 1057 1585 1057 1585">
            <text:p/>
          </draw:path>
        </draw:g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Universal Gates -- NOR</text:p>
          </draw:text-box>
        </draw:frame>
        <draw:line draw:style-name="gr9" draw:text-style-name="P3" draw:layer="layout" svg:x1="3.81cm" svg:y1="3.81cm" svg:x2="5.715cm" svg:y2="3.81cm">
          <text:p/>
        </draw:line>
        <draw:line draw:style-name="gr9" draw:text-style-name="P3" draw:layer="layout" svg:x1="3.811cm" svg:y1="4.91cm" svg:x2="5.716cm" svg:y2="4.91cm">
          <text:p/>
        </draw:line>
        <draw:line draw:style-name="gr9" draw:text-style-name="P3" draw:layer="layout" svg:x1="7.811cm" svg:y1="4.41cm" svg:x2="9.716cm" svg:y2="4.41cm">
          <text:p/>
        </draw:line>
        <draw:frame draw:style-name="gr23" draw:text-style-name="P6" draw:layer="layout" svg:width="0.926cm" svg:height="0.962cm" svg:x="2.91cm" svg:y="3.323cm">
          <draw:text-box>
            <text:p text:style-name="P4"><text:span text:style-name="T1">A</text:span></text:p>
          </draw:text-box>
        </draw:frame>
        <draw:frame draw:style-name="gr11" draw:text-style-name="P7" draw:layer="layout" svg:width="0.926cm" svg:height="0.962cm" svg:x="2.91cm" svg:y="4.423cm">
          <draw:text-box>
            <text:p><text:span text:style-name="T1">B</text:span></text:p>
          </draw:text-box>
        </draw:frame>
        <draw:frame draw:style-name="gr22" draw:text-style-name="P7" draw:layer="layout" svg:width="6.002cm" svg:height="0.962cm" svg:x="10.01cm" svg:y="3.923cm">
          <draw:text-box>
            <text:p><text:span text:style-name="T1">X</text:span><text:span text:style-name="T1"> </text:span><text:span text:style-name="T1">= </text:span><text:span text:style-name="T1">(</text:span><text:span text:style-name="T1">A</text:span><text:span text:style-name="T1"> </text:span><text:span text:style-name="T1">+ </text:span><text:span text:style-name="T1">B</text:span><text:span text:style-name="T1">)’ </text:span><text:span text:style-name="T1">= </text:span><text:span text:style-name="T1">A</text:span><text:span text:style-name="T1">’ </text:span><text:span text:style-name="T1">. </text:span><text:span text:style-name="T1">B</text:span><text:span text:style-name="T1">’</text:span></text:p>
          </draw:text-box>
        </draw:frame>
        <draw:custom-shape draw:style-name="gr16" draw:text-style-name="P5" draw:layer="layout" svg:width="0.381cm" svg:height="0.381cm" svg:x="7.74cm" svg:y="4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0">
          <draw:path draw:style-name="gr9" draw:text-style-name="P3" draw:layer="layout" svg:width="2.539cm" svg:height="1.269cm" svg:x="5.34cm" svg:y="3.221cm" svg:viewBox="0 0 2540 1270" svg:d="M0 0c1905 0 2540 1270 2540 1270">
            <text:p/>
          </draw:path>
          <draw:path draw:style-name="gr9" draw:text-style-name="P3" draw:layer="layout" svg:width="2.539cm" svg:height="1.269cm" draw:transform="rotate (-2.38987934475584) translate (7.97139633969605cm 4.48860812320748cm)" svg:viewBox="0 0 2540 1270" svg:d="M0 0c1905 0 2540 1270 2540 1270">
            <text:p/>
          </draw:path>
          <draw:path draw:style-name="gr9" draw:text-style-name="P3" draw:layer="layout" svg:width="1.387cm" svg:height="1.584cm" draw:transform="rotate (-0.58800142499689) translate (5.356cm 3.276cm)" svg:viewBox="0 0 1388 1585" svg:d="M0 0c2290 0 1057 1585 1057 1585">
            <text:p/>
          </draw:path>
        </draw:g>
        <draw:g draw:style-name="gr15">
          <draw:line draw:style-name="gr9" draw:text-style-name="P3" draw:layer="layout" svg:x1="5.846cm" svg:y1="6.681cm" svg:x2="5.846cm" svg:y2="8.586cm">
            <text:p/>
          </draw:line>
          <draw:line draw:style-name="gr9" draw:text-style-name="P3" draw:layer="layout" svg:x1="5.846cm" svg:y1="6.681cm" svg:x2="7.905cm" svg:y2="7.611cm">
            <text:p/>
          </draw:line>
          <draw:line draw:style-name="gr9" draw:text-style-name="P3" draw:layer="layout" svg:x1="5.846cm" svg:y1="8.586cm" svg:x2="7.905cm" svg:y2="7.611cm">
            <text:p/>
          </draw:line>
          <draw:custom-shape draw:style-name="gr16" draw:text-style-name="P5" draw:layer="layout" svg:width="0.381cm" svg:height="0.381cm" svg:x="7.841cm" svg:y="7.3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5">
          <draw:line draw:style-name="gr9" draw:text-style-name="P3" draw:layer="layout" svg:x1="5.846cm" svg:y1="9.582cm" svg:x2="5.846cm" svg:y2="11.487cm">
            <text:p/>
          </draw:line>
          <draw:line draw:style-name="gr9" draw:text-style-name="P3" draw:layer="layout" svg:x1="5.846cm" svg:y1="9.582cm" svg:x2="7.905cm" svg:y2="10.512cm">
            <text:p/>
          </draw:line>
          <draw:line draw:style-name="gr9" draw:text-style-name="P3" draw:layer="layout" svg:x1="5.846cm" svg:y1="11.487cm" svg:x2="7.905cm" svg:y2="10.512cm">
            <text:p/>
          </draw:line>
          <draw:custom-shape draw:style-name="gr16" draw:text-style-name="P5" draw:layer="layout" svg:width="0.381cm" svg:height="0.381cm" svg:x="7.841cm" svg:y="10.2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" draw:text-style-name="P3" draw:layer="layout" svg:x1="3.819cm" svg:y1="7.61cm" svg:x2="5.724cm" svg:y2="7.61cm">
          <text:p/>
        </draw:line>
        <draw:frame draw:style-name="gr11" draw:text-style-name="P1" draw:layer="layout" svg:width="0.926cm" svg:height="0.962cm" svg:x="2.919cm" svg:y="7.123cm">
          <draw:text-box>
            <text:p text:style-name="P4">A</text:p>
          </draw:text-box>
        </draw:frame>
        <draw:line draw:style-name="gr9" draw:text-style-name="P3" draw:layer="layout" svg:x1="3.827cm" svg:y1="10.51cm" svg:x2="5.732cm" svg:y2="10.51cm">
          <text:p/>
        </draw:line>
        <draw:frame draw:style-name="gr11" draw:text-style-name="P1" draw:layer="layout" svg:width="0.926cm" svg:height="0.962cm" svg:x="2.927cm" svg:y="10.023cm">
          <draw:text-box>
            <text:p text:style-name="P4">B</text:p>
          </draw:text-box>
        </draw:frame>
        <draw:line draw:style-name="gr9" draw:text-style-name="P3" draw:layer="layout" svg:x1="8.222cm" svg:y1="7.555cm" svg:x2="8.891cm" svg:y2="8.19cm">
          <text:p/>
        </draw:line>
        <draw:line draw:style-name="gr9" draw:text-style-name="P3" draw:layer="layout" svg:x1="8.891cm" svg:y1="8.19cm" svg:x2="10.857cm" svg:y2="8.19cm">
          <text:p/>
        </draw:line>
        <draw:line draw:style-name="gr9" draw:text-style-name="P3" draw:layer="layout" svg:x1="8.991cm" svg:y1="9.69cm" svg:x2="10.957cm" svg:y2="9.69cm">
          <text:p/>
        </draw:line>
        <draw:line draw:style-name="gr9" draw:text-style-name="P3" draw:layer="layout" svg:x1="8.222cm" svg:y1="10.292cm" svg:x2="8.991cm" svg:y2="9.69cm">
          <text:p/>
        </draw:line>
        <draw:line draw:style-name="gr9" draw:text-style-name="P3" draw:layer="layout" svg:x1="13.505cm" svg:y1="8.91cm" svg:x2="15.41cm" svg:y2="8.91cm">
          <text:p/>
        </draw:line>
        <draw:frame draw:style-name="gr24" draw:text-style-name="P1" draw:layer="layout" svg:width="3.202cm" svg:height="0.962cm" svg:x="15.704cm" svg:y="8.423cm">
          <draw:text-box>
            <text:p>X = A’ . B’</text:p>
          </draw:text-box>
        </draw:frame>
        <draw:g draw:style-name="gr10">
          <draw:line draw:style-name="gr9" draw:text-style-name="P3" draw:layer="layout" svg:x1="10.816cm" svg:y1="7.975cm" svg:x2="10.816cm" svg:y2="9.88cm">
            <text:p/>
          </draw:line>
          <draw:line draw:style-name="gr9" draw:text-style-name="P3" draw:layer="layout" svg:x1="10.812cm" svg:y1="8.01cm" svg:x2="12.717cm" svg:y2="8.01cm">
            <text:p/>
          </draw:line>
          <draw:line draw:style-name="gr9" draw:text-style-name="P3" draw:layer="layout" svg:x1="10.813cm" svg:y1="9.81cm" svg:x2="12.718cm" svg:y2="9.81cm">
            <text:p/>
          </draw:line>
          <draw:path draw:style-name="gr9" draw:text-style-name="P3" draw:layer="layout" svg:width="1.387cm" svg:height="1.584cm" draw:transform="rotate (-0.58800142499689) translate (12.756cm 7.975cm)" svg:viewBox="0 0 1388 1585" svg:d="M0 0c2290 0 1057 1585 1057 1585">
            <text:p/>
          </draw:path>
        </draw:g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Implement NOT</text:p>
          </draw:text-box>
        </draw:frame>
        <draw:line draw:style-name="gr9" draw:text-style-name="P3" draw:layer="layout" svg:x1="3.81cm" svg:y1="3.81cm" svg:x2="5.715cm" svg:y2="3.81cm">
          <text:p/>
        </draw:line>
        <draw:line draw:style-name="gr9" draw:text-style-name="P3" draw:layer="layout" svg:x1="3.811cm" svg:y1="4.91cm" svg:x2="5.716cm" svg:y2="4.91cm">
          <text:p/>
        </draw:line>
        <draw:line draw:style-name="gr9" draw:text-style-name="P3" draw:layer="layout" svg:x1="7.811cm" svg:y1="4.41cm" svg:x2="9.716cm" svg:y2="4.41cm">
          <text:p/>
        </draw:line>
        <draw:frame draw:style-name="gr25" draw:text-style-name="P6" draw:layer="layout" svg:width="0.926cm" svg:height="0.962cm" svg:x="2.91cm" svg:y="3.323cm">
          <draw:text-box>
            <text:p text:style-name="P4"><text:span text:style-name="T1">A</text:span></text:p>
          </draw:text-box>
        </draw:frame>
        <draw:frame draw:style-name="gr11" draw:text-style-name="P7" draw:layer="layout" svg:width="0.926cm" svg:height="0.962cm" svg:x="2.91cm" svg:y="4.423cm">
          <draw:text-box>
            <text:p><text:span text:style-name="T1">B</text:span></text:p>
          </draw:text-box>
        </draw:frame>
        <draw:frame draw:style-name="gr22" draw:text-style-name="P7" draw:layer="layout" svg:width="6.002cm" svg:height="0.962cm" svg:x="10.01cm" svg:y="3.923cm">
          <draw:text-box>
            <text:p><text:span text:style-name="T1">X</text:span><text:span text:style-name="T1"> </text:span><text:span text:style-name="T1">= </text:span><text:span text:style-name="T1">(</text:span><text:span text:style-name="T1">A</text:span><text:span text:style-name="T1"> </text:span><text:span text:style-name="T1">+ </text:span><text:span text:style-name="T1">B</text:span><text:span text:style-name="T1">)’ </text:span><text:span text:style-name="T1">= </text:span><text:span text:style-name="T1">A</text:span><text:span text:style-name="T1">’ </text:span><text:span text:style-name="T1">. </text:span><text:span text:style-name="T1">B</text:span><text:span text:style-name="T1">’</text:span></text:p>
          </draw:text-box>
        </draw:frame>
        <draw:custom-shape draw:style-name="gr16" draw:text-style-name="P5" draw:layer="layout" svg:width="0.381cm" svg:height="0.381cm" svg:x="7.74cm" svg:y="4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0">
          <draw:path draw:style-name="gr9" draw:text-style-name="P3" draw:layer="layout" svg:width="2.539cm" svg:height="1.269cm" svg:x="5.34cm" svg:y="3.221cm" svg:viewBox="0 0 2540 1270" svg:d="M0 0c1905 0 2540 1270 2540 1270">
            <text:p/>
          </draw:path>
          <draw:path draw:style-name="gr9" draw:text-style-name="P3" draw:layer="layout" svg:width="2.539cm" svg:height="1.269cm" draw:transform="rotate (-2.38987934475584) translate (7.97139633969605cm 4.48860812320748cm)" svg:viewBox="0 0 2540 1270" svg:d="M0 0c1905 0 2540 1270 2540 1270">
            <text:p/>
          </draw:path>
          <draw:path draw:style-name="gr9" draw:text-style-name="P3" draw:layer="layout" svg:width="1.387cm" svg:height="1.584cm" draw:transform="rotate (-0.58800142499689) translate (5.356cm 3.276cm)" svg:viewBox="0 0 1388 1585" svg:d="M0 0c2290 0 1057 1585 1057 1585">
            <text:p/>
          </draw:path>
        </draw:g>
        <draw:frame draw:style-name="gr26" draw:text-style-name="P1" draw:layer="layout" svg:width="7.915cm" svg:height="0.962cm" svg:x="3.175cm" svg:y="6.985cm">
          <draw:text-box>
            <text:p>If A = B, =&gt; X = (A+A)’ = A’</text:p>
          </draw:text-box>
        </draw:frame>
        <draw:line draw:style-name="gr9" draw:text-style-name="P3" draw:layer="layout" svg:x1="11.211cm" svg:y1="9.802cm" svg:x2="13.116cm" svg:y2="9.802cm">
          <text:p/>
        </draw:line>
        <draw:line draw:style-name="gr9" draw:text-style-name="P3" draw:layer="layout" svg:x1="11.212cm" svg:y1="10.902cm" svg:x2="13.117cm" svg:y2="10.902cm">
          <text:p/>
        </draw:line>
        <draw:line draw:style-name="gr9" draw:text-style-name="P3" draw:layer="layout" svg:x1="15.612cm" svg:y1="10.402cm" svg:x2="17.517cm" svg:y2="10.402cm">
          <text:p/>
        </draw:line>
        <draw:line draw:style-name="gr9" draw:text-style-name="P3" draw:layer="layout" svg:x1="11.211cm" svg:y1="9.717cm" svg:x2="11.211cm" svg:y2="10.987cm">
          <text:p/>
        </draw:line>
        <draw:line draw:style-name="gr9" draw:text-style-name="P3" draw:layer="layout" svg:x1="9.941cm" svg:y1="10.284cm" svg:x2="11.211cm" svg:y2="10.284cm">
          <text:p/>
        </draw:line>
        <draw:frame draw:style-name="gr11" draw:text-style-name="P1" draw:layer="layout" svg:width="0.926cm" svg:height="0.962cm" svg:x="8.856cm" svg:y="9.852cm">
          <draw:text-box>
            <text:p>X</text:p>
          </draw:text-box>
        </draw:frame>
        <draw:frame draw:style-name="gr20" draw:text-style-name="P1" draw:layer="layout" svg:width="1.195cm" svg:height="1.673cm" svg:x="17.556cm" svg:y="9.852cm">
          <draw:text-box>
            <text:p>X’</text:p>
          </draw:text-box>
        </draw:frame>
        <draw:g draw:style-name="gr10">
          <draw:path draw:style-name="gr9" draw:text-style-name="P3" draw:layer="layout" svg:width="2.539cm" svg:height="1.269cm" svg:x="12.74cm" svg:y="9.222cm" svg:viewBox="0 0 2540 1270" svg:d="M0 0c1905 0 2540 1270 2540 1270">
            <text:p/>
          </draw:path>
          <draw:path draw:style-name="gr9" draw:text-style-name="P3" draw:layer="layout" svg:width="2.539cm" svg:height="1.269cm" draw:transform="rotate (-2.38987934475584) translate (15.3713963396961cm 10.4896081232075cm)" svg:viewBox="0 0 2540 1270" svg:d="M0 0c1905 0 2540 1270 2540 1270">
            <text:p/>
          </draw:path>
          <draw:path draw:style-name="gr9" draw:text-style-name="P3" draw:layer="layout" svg:width="1.387cm" svg:height="1.584cm" draw:transform="rotate (-0.58800142499689) translate (12.756cm 9.277cm)" svg:viewBox="0 0 1388 1585" svg:d="M0 0c2290 0 1057 1585 1057 1585">
            <text:p/>
          </draw:path>
        </draw:g>
        <draw:custom-shape draw:style-name="gr16" draw:text-style-name="P5" draw:layer="layout" svg:width="0.381cm" svg:height="0.381cm" svg:x="15.24cm" svg:y="1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Implement AND, OR Gates</text:p>
          </draw:text-box>
        </draw:frame>
        <draw:line draw:style-name="gr9" draw:text-style-name="P3" draw:layer="layout" svg:x1="3.81cm" svg:y1="3.81cm" svg:x2="5.715cm" svg:y2="3.81cm">
          <text:p/>
        </draw:line>
        <draw:line draw:style-name="gr9" draw:text-style-name="P3" draw:layer="layout" svg:x1="3.811cm" svg:y1="4.91cm" svg:x2="5.716cm" svg:y2="4.91cm">
          <text:p/>
        </draw:line>
        <draw:line draw:style-name="gr9" draw:text-style-name="P3" draw:layer="layout" svg:x1="7.811cm" svg:y1="4.41cm" svg:x2="9.716cm" svg:y2="4.41cm">
          <text:p/>
        </draw:line>
        <draw:frame draw:style-name="gr27" draw:text-style-name="P6" draw:layer="layout" svg:width="0.926cm" svg:height="0.962cm" svg:x="2.91cm" svg:y="3.323cm">
          <draw:text-box>
            <text:p text:style-name="P4"><text:span text:style-name="T1">A</text:span></text:p>
          </draw:text-box>
        </draw:frame>
        <draw:frame draw:style-name="gr11" draw:text-style-name="P7" draw:layer="layout" svg:width="0.926cm" svg:height="0.962cm" svg:x="2.91cm" svg:y="4.423cm">
          <draw:text-box>
            <text:p><text:span text:style-name="T1">B</text:span></text:p>
          </draw:text-box>
        </draw:frame>
        <draw:frame draw:style-name="gr22" draw:text-style-name="P7" draw:layer="layout" svg:width="6.002cm" svg:height="0.962cm" svg:x="10.01cm" svg:y="3.923cm">
          <draw:text-box>
            <text:p><text:span text:style-name="T1">X</text:span><text:span text:style-name="T1"> </text:span><text:span text:style-name="T1">= </text:span><text:span text:style-name="T1">(</text:span><text:span text:style-name="T1">A</text:span><text:span text:style-name="T1"> </text:span><text:span text:style-name="T1">+ </text:span><text:span text:style-name="T1">B</text:span><text:span text:style-name="T1">)’ </text:span><text:span text:style-name="T1">= </text:span><text:span text:style-name="T1">A</text:span><text:span text:style-name="T1">’ </text:span><text:span text:style-name="T1">. </text:span><text:span text:style-name="T1">B</text:span><text:span text:style-name="T1">’</text:span></text:p>
          </draw:text-box>
        </draw:frame>
        <draw:custom-shape draw:style-name="gr16" draw:text-style-name="P5" draw:layer="layout" svg:width="0.381cm" svg:height="0.381cm" svg:x="7.74cm" svg:y="4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0">
          <draw:path draw:style-name="gr9" draw:text-style-name="P3" draw:layer="layout" svg:width="2.539cm" svg:height="1.269cm" svg:x="5.34cm" svg:y="3.221cm" svg:viewBox="0 0 2540 1270" svg:d="M0 0c1905 0 2540 1270 2540 1270">
            <text:p/>
          </draw:path>
          <draw:path draw:style-name="gr9" draw:text-style-name="P3" draw:layer="layout" svg:width="2.539cm" svg:height="1.269cm" draw:transform="rotate (-2.38987934475584) translate (7.97139633969605cm 4.48860812320748cm)" svg:viewBox="0 0 2540 1270" svg:d="M0 0c1905 0 2540 1270 2540 1270">
            <text:p/>
          </draw:path>
          <draw:path draw:style-name="gr9" draw:text-style-name="P3" draw:layer="layout" svg:width="1.387cm" svg:height="1.584cm" draw:transform="rotate (-0.58800142499689) translate (5.356cm 3.276cm)" svg:viewBox="0 0 1388 1585" svg:d="M0 0c2290 0 1057 1585 1057 1585">
            <text:p/>
          </draw:path>
        </draw:g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XOR, XNOR Gate</text:p>
          </draw:text-box>
        </draw:frame>
        <draw:line draw:style-name="gr9" draw:text-style-name="P3" draw:layer="layout" svg:x1="3.21cm" svg:y1="3.81cm" svg:x2="5.115cm" svg:y2="3.81cm">
          <text:p/>
        </draw:line>
        <draw:line draw:style-name="gr9" draw:text-style-name="P3" draw:layer="layout" svg:x1="3.211cm" svg:y1="4.91cm" svg:x2="5.116cm" svg:y2="4.91cm">
          <text:p/>
        </draw:line>
        <draw:line draw:style-name="gr9" draw:text-style-name="P3" draw:layer="layout" svg:x1="7.811cm" svg:y1="4.41cm" svg:x2="9.716cm" svg:y2="4.41cm">
          <text:p/>
        </draw:line>
        <draw:frame draw:style-name="gr28" draw:text-style-name="P6" draw:layer="layout" svg:width="0.926cm" svg:height="0.962cm" svg:x="2.31cm" svg:y="3.323cm">
          <draw:text-box>
            <text:p text:style-name="P4"><text:span text:style-name="T1">A</text:span></text:p>
          </draw:text-box>
        </draw:frame>
        <draw:frame draw:style-name="gr11" draw:text-style-name="P7" draw:layer="layout" svg:width="0.926cm" svg:height="0.962cm" svg:x="2.31cm" svg:y="4.423cm">
          <draw:text-box>
            <text:p><text:span text:style-name="T1">B</text:span></text:p>
          </draw:text-box>
        </draw:frame>
        <draw:frame draw:style-name="gr29" draw:text-style-name="P7" draw:layer="layout" svg:width="3.838cm" svg:height="0.962cm" svg:x="10.01cm" svg:y="3.923cm">
          <draw:text-box>
            <text:p><text:span text:style-name="T1">X</text:span><text:span text:style-name="T1"> </text:span><text:span text:style-name="T1">= </text:span><text:span text:style-name="T1">A</text:span><text:span text:style-name="T1"> <text:s text:c="2"/></text:span><text:span text:style-name="T1"><text:s text:c="3"/></text:span><text:span text:style-name="T1"><text:s text:c="2"/></text:span><text:span text:style-name="T1">B</text:span></text:p>
          </draw:text-box>
        </draw:frame>
        <draw:path draw:style-name="gr9" draw:text-style-name="P3" draw:layer="layout" svg:width="2.539cm" svg:height="1.269cm" svg:x="5.34cm" svg:y="3.221cm" svg:viewBox="0 0 2540 1270" svg:d="M0 0c1905 0 2540 1270 2540 1270">
          <text:p/>
        </draw:path>
        <draw:path draw:style-name="gr9" draw:text-style-name="P3" draw:layer="layout" svg:width="2.539cm" svg:height="1.269cm" draw:transform="rotate (-2.38987934475584) translate (7.97139633969605cm 4.48860812320748cm)" svg:viewBox="0 0 2540 1270" svg:d="M0 0c1905 0 2540 1270 2540 1270">
          <text:p/>
        </draw:path>
        <draw:path draw:style-name="gr9" draw:text-style-name="P3" draw:layer="layout" svg:width="1.387cm" svg:height="1.584cm" draw:transform="rotate (-0.58800142499689) translate (5.356cm 3.276cm)" svg:viewBox="0 0 1388 1585" svg:d="M0 0c2290 0 1057 1585 1057 1585">
          <text:p/>
        </draw:path>
        <draw:path draw:style-name="gr9" draw:text-style-name="P3" draw:layer="layout" svg:width="1.387cm" svg:height="1.584cm" draw:transform="rotate (-0.58800142499689) translate (4.857cm 3.276cm)" svg:viewBox="0 0 1388 1585" svg:d="M0 0c2290 0 1057 1585 1057 1585">
          <text:p/>
        </draw:path>
        <draw:custom-shape draw:style-name="gr30" draw:text-style-name="P9" draw:layer="layout" svg:width="0.999cm" svg:height="0.999cm" svg:x="11.955cm" svg:y="3.925cm">
          <text:p text:style-name="P5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3.21cm" svg:y1="7.811cm" svg:x2="5.115cm" svg:y2="7.811cm">
          <text:p/>
        </draw:line>
        <draw:line draw:style-name="gr9" draw:text-style-name="P3" draw:layer="layout" svg:x1="3.211cm" svg:y1="8.911cm" svg:x2="5.116cm" svg:y2="8.911cm">
          <text:p/>
        </draw:line>
        <draw:line draw:style-name="gr9" draw:text-style-name="P3" draw:layer="layout" svg:x1="8.211cm" svg:y1="8.411cm" svg:x2="10.116cm" svg:y2="8.411cm">
          <text:p/>
        </draw:line>
        <draw:frame draw:style-name="gr31" draw:text-style-name="P6" draw:layer="layout" svg:width="0.926cm" svg:height="0.962cm" svg:x="2.31cm" svg:y="7.324cm">
          <draw:text-box>
            <text:p text:style-name="P4"><text:span text:style-name="T1">A</text:span></text:p>
          </draw:text-box>
        </draw:frame>
        <draw:frame draw:style-name="gr11" draw:text-style-name="P7" draw:layer="layout" svg:width="0.926cm" svg:height="0.962cm" svg:x="2.31cm" svg:y="8.424cm">
          <draw:text-box>
            <text:p><text:span text:style-name="T1">B</text:span></text:p>
          </draw:text-box>
        </draw:frame>
        <draw:frame draw:style-name="gr29" draw:text-style-name="P7" draw:layer="layout" svg:width="3.838cm" svg:height="0.962cm" svg:x="10.01cm" svg:y="7.924cm">
          <draw:text-box>
            <text:p><text:span text:style-name="T1">X</text:span><text:span text:style-name="T1"> </text:span><text:span text:style-name="T1">= </text:span><text:span text:style-name="T1">A</text:span><text:span text:style-name="T1"> <text:s text:c="2"/></text:span><text:span text:style-name="T1"><text:s text:c="3"/></text:span><text:span text:style-name="T1"><text:s text:c="2"/></text:span><text:span text:style-name="T1">B</text:span></text:p>
          </draw:text-box>
        </draw:frame>
        <draw:path draw:style-name="gr9" draw:text-style-name="P3" draw:layer="layout" svg:width="2.539cm" svg:height="1.269cm" svg:x="5.34cm" svg:y="7.222cm" svg:viewBox="0 0 2540 1270" svg:d="M0 0c1905 0 2540 1270 2540 1270">
          <text:p/>
        </draw:path>
        <draw:path draw:style-name="gr9" draw:text-style-name="P3" draw:layer="layout" svg:width="2.539cm" svg:height="1.269cm" draw:transform="rotate (-2.38987934475584) translate (7.97139633969605cm 8.48960812320748cm)" svg:viewBox="0 0 2540 1270" svg:d="M0 0c1905 0 2540 1270 2540 1270">
          <text:p/>
        </draw:path>
        <draw:path draw:style-name="gr9" draw:text-style-name="P3" draw:layer="layout" svg:width="1.387cm" svg:height="1.584cm" draw:transform="rotate (-0.58800142499689) translate (5.356cm 7.277cm)" svg:viewBox="0 0 1388 1585" svg:d="M0 0c2290 0 1057 1585 1057 1585">
          <text:p/>
        </draw:path>
        <draw:path draw:style-name="gr9" draw:text-style-name="P3" draw:layer="layout" svg:width="1.387cm" svg:height="1.584cm" draw:transform="rotate (-0.58800142499689) translate (4.857cm 7.277cm)" svg:viewBox="0 0 1388 1585" svg:d="M0 0c2290 0 1057 1585 1057 1585">
          <text:p/>
        </draw:path>
        <draw:custom-shape draw:style-name="gr32" draw:text-style-name="P11" draw:layer="layout" svg:width="0.999cm" svg:height="0.999cm" svg:x="11.955cm" svg:y="7.926cm">
          <text:p text:style-name="P10"><text:span text:style-name="T2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381cm" svg:height="0.381cm" svg:x="7.84cm" svg:y="8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XOR Gate</text:p>
          </draw:text-box>
        </draw:frame>
        <draw:line draw:style-name="gr9" draw:text-style-name="P3" draw:layer="layout" svg:x1="3.21cm" svg:y1="3.81cm" svg:x2="5.115cm" svg:y2="3.81cm">
          <text:p/>
        </draw:line>
        <draw:line draw:style-name="gr9" draw:text-style-name="P3" draw:layer="layout" svg:x1="3.211cm" svg:y1="4.91cm" svg:x2="5.116cm" svg:y2="4.91cm">
          <text:p/>
        </draw:line>
        <draw:line draw:style-name="gr9" draw:text-style-name="P3" draw:layer="layout" svg:x1="7.811cm" svg:y1="4.41cm" svg:x2="9.716cm" svg:y2="4.41cm">
          <text:p/>
        </draw:line>
        <draw:frame draw:style-name="gr33" draw:text-style-name="P6" draw:layer="layout" svg:width="0.926cm" svg:height="0.962cm" svg:x="2.31cm" svg:y="3.323cm">
          <draw:text-box>
            <text:p text:style-name="P4"><text:span text:style-name="T1">A</text:span></text:p>
          </draw:text-box>
        </draw:frame>
        <draw:frame draw:style-name="gr11" draw:text-style-name="P7" draw:layer="layout" svg:width="0.926cm" svg:height="0.962cm" svg:x="2.31cm" svg:y="4.423cm">
          <draw:text-box>
            <text:p><text:span text:style-name="T1">B</text:span></text:p>
          </draw:text-box>
        </draw:frame>
        <draw:frame draw:style-name="gr34" draw:text-style-name="P7" draw:layer="layout" svg:width="8.003cm" svg:height="0.962cm" svg:x="10.01cm" svg:y="3.923cm">
          <draw:text-box>
            <text:p><text:span text:style-name="T1">X</text:span><text:span text:style-name="T1"> </text:span><text:span text:style-name="T1">= </text:span><text:span text:style-name="T1">A</text:span><text:span text:style-name="T1"> <text:s text:c="2"/></text:span><text:span text:style-name="T1"><text:s text:c="3"/></text:span><text:span text:style-name="T1"><text:s text:c="2"/></text:span><text:span text:style-name="T1">B</text:span><text:span text:style-name="T1"> <text:s/></text:span><text:span text:style-name="T1">= </text:span><text:span text:style-name="T1">A</text:span><text:span text:style-name="T1">’.</text:span><text:span text:style-name="T1">B</text:span><text:span text:style-name="T1"> </text:span><text:span text:style-name="T1">+ </text:span><text:span text:style-name="T1">A</text:span><text:span text:style-name="T1"> . </text:span><text:span text:style-name="T1">B</text:span><text:span text:style-name="T1">’</text:span></text:p>
          </draw:text-box>
        </draw:frame>
        <draw:path draw:style-name="gr9" draw:text-style-name="P3" draw:layer="layout" svg:width="2.539cm" svg:height="1.269cm" svg:x="5.34cm" svg:y="3.221cm" svg:viewBox="0 0 2540 1270" svg:d="M0 0c1905 0 2540 1270 2540 1270">
          <text:p/>
        </draw:path>
        <draw:path draw:style-name="gr9" draw:text-style-name="P3" draw:layer="layout" svg:width="2.539cm" svg:height="1.269cm" draw:transform="rotate (-2.38987934475584) translate (7.97139633969605cm 4.48860812320748cm)" svg:viewBox="0 0 2540 1270" svg:d="M0 0c1905 0 2540 1270 2540 1270">
          <text:p/>
        </draw:path>
        <draw:path draw:style-name="gr9" draw:text-style-name="P3" draw:layer="layout" svg:width="1.387cm" svg:height="1.584cm" draw:transform="rotate (-0.58800142499689) translate (5.356cm 3.276cm)" svg:viewBox="0 0 1388 1585" svg:d="M0 0c2290 0 1057 1585 1057 1585">
          <text:p/>
        </draw:path>
        <draw:path draw:style-name="gr9" draw:text-style-name="P3" draw:layer="layout" svg:width="1.387cm" svg:height="1.584cm" draw:transform="rotate (-0.58800142499689) translate (4.857cm 3.276cm)" svg:viewBox="0 0 1388 1585" svg:d="M0 0c2290 0 1057 1585 1057 1585">
          <text:p/>
        </draw:path>
        <draw:custom-shape draw:style-name="gr30" draw:text-style-name="P9" draw:layer="layout" svg:width="0.999cm" svg:height="0.999cm" svg:x="11.955cm" svg:y="3.925cm">
          <text:p text:style-name="P5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layer="layout" svg:width="14.739cm" svg:height="5.231cm" svg:x="6.351cm" svg:y="6.98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A</text:p>
              </table:table-cell>
              <table:table-cell>
                <text:p text:style-name="P5">B</text:p>
              </table:table-cell>
              <table:table-cell>
                <text:p text:style-name="P5">X = A <text:s text:c="9"/>B</text:p>
              </table:table-cell>
            </table:table-row>
            <table:table-row table:style-name="ro1" table:default-cell-style-name="ce1"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</table:table-row>
            <table:table-row table:style-name="ro1" table:default-cell-style-name="ce1"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1</text:p>
              </table:table-cell>
            </table:table-row>
            <table:table-row table:style-name="ro1" table:default-cell-style-name="ce1"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1</text:p>
              </table:table-cell>
            </table:table-row>
            <table:table-row table:style-name="ro2" table:default-cell-style-name="ce1">
              <table:table-cell>
                <text:p text:style-name="P5">1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0" draw:text-style-name="P9" draw:layer="layout" svg:width="0.999cm" svg:height="0.999cm" svg:x="18.656cm" svg:y="6.925cm">
          <text:p text:style-name="P5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XOR Gate</text:p>
          </draw:text-box>
        </draw:frame>
        <draw:line draw:style-name="gr9" draw:text-style-name="P3" draw:layer="layout" svg:x1="3.21cm" svg:y1="3.81cm" svg:x2="5.115cm" svg:y2="3.81cm">
          <text:p/>
        </draw:line>
        <draw:line draw:style-name="gr9" draw:text-style-name="P3" draw:layer="layout" svg:x1="3.211cm" svg:y1="4.91cm" svg:x2="5.116cm" svg:y2="4.91cm">
          <text:p/>
        </draw:line>
        <draw:line draw:style-name="gr9" draw:text-style-name="P3" draw:layer="layout" svg:x1="7.811cm" svg:y1="4.41cm" svg:x2="9.716cm" svg:y2="4.41cm">
          <text:p/>
        </draw:line>
        <draw:frame draw:style-name="gr36" draw:text-style-name="P6" draw:layer="layout" svg:width="0.926cm" svg:height="0.962cm" svg:x="2.31cm" svg:y="3.323cm">
          <draw:text-box>
            <text:p text:style-name="P4"><text:span text:style-name="T1">A</text:span></text:p>
          </draw:text-box>
        </draw:frame>
        <draw:frame draw:style-name="gr11" draw:text-style-name="P7" draw:layer="layout" svg:width="0.926cm" svg:height="0.962cm" svg:x="2.31cm" svg:y="4.423cm">
          <draw:text-box>
            <text:p><text:span text:style-name="T1">B</text:span></text:p>
          </draw:text-box>
        </draw:frame>
        <draw:frame draw:style-name="gr34" draw:text-style-name="P7" draw:layer="layout" svg:width="8.003cm" svg:height="0.962cm" svg:x="10.01cm" svg:y="3.923cm">
          <draw:text-box>
            <text:p><text:span text:style-name="T1">X</text:span><text:span text:style-name="T1"> </text:span><text:span text:style-name="T1">= </text:span><text:span text:style-name="T1">A</text:span><text:span text:style-name="T1"> <text:s text:c="2"/></text:span><text:span text:style-name="T1"><text:s text:c="3"/></text:span><text:span text:style-name="T1"><text:s text:c="2"/></text:span><text:span text:style-name="T1">B</text:span><text:span text:style-name="T1"> <text:s/></text:span><text:span text:style-name="T1">= </text:span><text:span text:style-name="T1">A</text:span><text:span text:style-name="T1">’.</text:span><text:span text:style-name="T1">B</text:span><text:span text:style-name="T1"> </text:span><text:span text:style-name="T1">+ </text:span><text:span text:style-name="T1">A</text:span><text:span text:style-name="T1">.</text:span><text:span text:style-name="T1">B</text:span><text:span text:style-name="T1">’</text:span></text:p>
          </draw:text-box>
        </draw:frame>
        <draw:path draw:style-name="gr9" draw:text-style-name="P3" draw:layer="layout" svg:width="2.539cm" svg:height="1.269cm" svg:x="5.34cm" svg:y="3.221cm" svg:viewBox="0 0 2540 1270" svg:d="M0 0c1905 0 2540 1270 2540 1270">
          <text:p/>
        </draw:path>
        <draw:path draw:style-name="gr9" draw:text-style-name="P3" draw:layer="layout" svg:width="2.539cm" svg:height="1.269cm" draw:transform="rotate (-2.38987934475584) translate (7.97139633969605cm 4.48860812320748cm)" svg:viewBox="0 0 2540 1270" svg:d="M0 0c1905 0 2540 1270 2540 1270">
          <text:p/>
        </draw:path>
        <draw:path draw:style-name="gr9" draw:text-style-name="P3" draw:layer="layout" svg:width="1.387cm" svg:height="1.584cm" draw:transform="rotate (-0.58800142499689) translate (5.356cm 3.276cm)" svg:viewBox="0 0 1388 1585" svg:d="M0 0c2290 0 1057 1585 1057 1585">
          <text:p/>
        </draw:path>
        <draw:path draw:style-name="gr9" draw:text-style-name="P3" draw:layer="layout" svg:width="1.387cm" svg:height="1.584cm" draw:transform="rotate (-0.58800142499689) translate (4.857cm 3.276cm)" svg:viewBox="0 0 1388 1585" svg:d="M0 0c2290 0 1057 1585 1057 1585">
          <text:p/>
        </draw:path>
        <draw:custom-shape draw:style-name="gr30" draw:text-style-name="P9" draw:layer="layout" svg:width="0.999cm" svg:height="0.999cm" svg:x="11.955cm" svg:y="3.925cm">
          <text:p text:style-name="P5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2.618cm" svg:y1="7.61cm" svg:x2="10.923cm" svg:y2="7.62cm">
          <text:p/>
        </draw:line>
        <draw:g draw:style-name="gr10">
          <draw:line draw:style-name="gr9" draw:text-style-name="P3" draw:layer="layout" svg:x1="10.923cm" svg:y1="7.175cm" svg:x2="10.923cm" svg:y2="9.08cm">
            <text:p/>
          </draw:line>
          <draw:line draw:style-name="gr9" draw:text-style-name="P3" draw:layer="layout" svg:x1="10.919cm" svg:y1="7.21cm" svg:x2="12.824cm" svg:y2="7.21cm">
            <text:p/>
          </draw:line>
          <draw:line draw:style-name="gr9" draw:text-style-name="P3" draw:layer="layout" svg:x1="10.92cm" svg:y1="9.01cm" svg:x2="12.825cm" svg:y2="9.01cm">
            <text:p/>
          </draw:line>
          <draw:path draw:style-name="gr9" draw:text-style-name="P3" draw:layer="layout" svg:width="1.387cm" svg:height="1.584cm" draw:transform="rotate (-0.58800142499689) translate (12.863cm 7.175cm)" svg:viewBox="0 0 1388 1585" svg:d="M0 0c2290 0 1057 1585 1057 1585">
            <text:p/>
          </draw:path>
        </draw:g>
        <draw:frame draw:style-name="gr11" draw:text-style-name="P1" draw:layer="layout" svg:width="0.926cm" svg:height="0.962cm" svg:x="1.218cm" svg:y="7.123cm">
          <draw:text-box>
            <text:p text:style-name="P4">A</text:p>
          </draw:text-box>
        </draw:frame>
        <draw:g draw:style-name="gr15">
          <draw:line draw:style-name="gr9" draw:text-style-name="P3" draw:layer="layout" svg:x1="5.854cm" svg:y1="8.181cm" svg:x2="5.854cm" svg:y2="10.086cm">
            <text:p/>
          </draw:line>
          <draw:line draw:style-name="gr9" draw:text-style-name="P3" draw:layer="layout" svg:x1="5.854cm" svg:y1="8.181cm" svg:x2="7.913cm" svg:y2="9.111cm">
            <text:p/>
          </draw:line>
          <draw:line draw:style-name="gr9" draw:text-style-name="P3" draw:layer="layout" svg:x1="5.854cm" svg:y1="10.086cm" svg:x2="7.913cm" svg:y2="9.111cm">
            <text:p/>
          </draw:line>
          <draw:custom-shape draw:style-name="gr16" draw:text-style-name="P5" draw:layer="layout" svg:width="0.381cm" svg:height="0.381cm" svg:x="7.849cm" svg:y="8.8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5">
          <draw:line draw:style-name="gr9" draw:text-style-name="P3" draw:layer="layout" svg:x1="5.754cm" svg:y1="10.482cm" svg:x2="5.754cm" svg:y2="12.387cm">
            <text:p/>
          </draw:line>
          <draw:line draw:style-name="gr9" draw:text-style-name="P3" draw:layer="layout" svg:x1="5.754cm" svg:y1="10.482cm" svg:x2="7.813cm" svg:y2="11.412cm">
            <text:p/>
          </draw:line>
          <draw:line draw:style-name="gr9" draw:text-style-name="P3" draw:layer="layout" svg:x1="5.754cm" svg:y1="12.387cm" svg:x2="7.813cm" svg:y2="11.412cm">
            <text:p/>
          </draw:line>
          <draw:custom-shape draw:style-name="gr16" draw:text-style-name="P5" draw:layer="layout" svg:width="0.381cm" svg:height="0.381cm" svg:x="7.749cm" svg:y="11.1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" draw:text-style-name="P3" draw:layer="layout" svg:x1="3.735cm" svg:y1="11.11cm" svg:x2="5.64cm" svg:y2="11.11cm">
          <text:p/>
        </draw:line>
        <draw:frame draw:style-name="gr11" draw:text-style-name="P1" draw:layer="layout" svg:width="0.926cm" svg:height="0.962cm" svg:x="1.235cm" svg:y="12.723cm">
          <draw:text-box>
            <text:p text:style-name="P4">B</text:p>
          </draw:text-box>
        </draw:frame>
        <draw:line draw:style-name="gr9" draw:text-style-name="P3" draw:layer="layout" svg:x1="3.23cm" svg:y1="7.655cm" svg:x2="3.799cm" svg:y2="9.16cm">
          <text:p/>
        </draw:line>
        <draw:line draw:style-name="gr9" draw:text-style-name="P3" draw:layer="layout" svg:x1="3.799cm" svg:y1="9.16cm" svg:x2="5.765cm" svg:y2="9.16cm">
          <text:p/>
        </draw:line>
        <draw:line draw:style-name="gr9" draw:text-style-name="P3" draw:layer="layout" svg:x1="8.13cm" svg:y1="11.192cm" svg:x2="10.923cm" svg:y2="8.255cm">
          <text:p/>
        </draw:line>
        <draw:line draw:style-name="gr9" draw:text-style-name="P3" draw:layer="layout" svg:x1="15.513cm" svg:y1="11.21cm" svg:x2="17.418cm" svg:y2="11.21cm">
          <text:p/>
        </draw:line>
        <draw:g draw:style-name="gr10">
          <draw:line draw:style-name="gr9" draw:text-style-name="P3" draw:layer="layout" svg:x1="10.824cm" svg:y1="11.575cm" svg:x2="10.824cm" svg:y2="13.48cm">
            <text:p/>
          </draw:line>
          <draw:line draw:style-name="gr9" draw:text-style-name="P3" draw:layer="layout" svg:x1="10.82cm" svg:y1="11.61cm" svg:x2="12.725cm" svg:y2="11.61cm">
            <text:p/>
          </draw:line>
          <draw:line draw:style-name="gr9" draw:text-style-name="P3" draw:layer="layout" svg:x1="10.821cm" svg:y1="13.41cm" svg:x2="12.726cm" svg:y2="13.41cm">
            <text:p/>
          </draw:line>
          <draw:path draw:style-name="gr9" draw:text-style-name="P3" draw:layer="layout" svg:width="1.387cm" svg:height="1.584cm" draw:transform="rotate (-0.58800142499689) translate (12.764cm 11.575cm)" svg:viewBox="0 0 1388 1585" svg:d="M0 0c2290 0 1057 1585 1057 1585">
            <text:p/>
          </draw:path>
        </draw:g>
        <draw:g draw:style-name="gr10">
          <draw:path draw:style-name="gr9" draw:text-style-name="P3" draw:layer="layout" svg:width="2.539cm" svg:height="1.269cm" svg:x="17.34cm" svg:y="9.421cm" svg:viewBox="0 0 2540 1270" svg:d="M0 0c1905 0 2540 1270 2540 1270">
            <text:p/>
          </draw:path>
          <draw:path draw:style-name="gr9" draw:text-style-name="P3" draw:layer="layout" svg:width="2.539cm" svg:height="1.269cm" draw:transform="rotate (-2.38987934475584) translate (19.9713963396961cm 10.6886081232075cm)" svg:viewBox="0 0 2540 1270" svg:d="M0 0c1905 0 2540 1270 2540 1270">
            <text:p/>
          </draw:path>
          <draw:path draw:style-name="gr9" draw:text-style-name="P3" draw:layer="layout" svg:width="1.387cm" svg:height="1.584cm" draw:transform="rotate (-0.58800142499689) translate (17.356cm 9.476cm)" svg:viewBox="0 0 1388 1585" svg:d="M0 0c2290 0 1057 1585 1057 1585">
            <text:p/>
          </draw:path>
        </draw:g>
        <draw:line draw:style-name="gr9" draw:text-style-name="P3" draw:layer="layout" svg:x1="15.52cm" svg:y1="9.71cm" svg:x2="17.425cm" svg:y2="9.71cm">
          <text:p/>
        </draw:line>
        <draw:line draw:style-name="gr9" draw:text-style-name="P3" draw:layer="layout" svg:x1="19.92cm" svg:y1="10.61cm" svg:x2="21.825cm" svg:y2="10.61cm">
          <text:p/>
        </draw:line>
        <draw:frame draw:style-name="gr37" draw:text-style-name="P12" draw:layer="layout" svg:width="3.802cm" svg:height="0.961cm" svg:x="22.228cm" svg:y="9.869cm">
          <draw:text-box>
            <text:p><text:span text:style-name="T1">A</text:span><text:span text:style-name="T1">’.</text:span><text:span text:style-name="T1">B</text:span><text:span text:style-name="T1"> </text:span><text:span text:style-name="T1">+ </text:span><text:span text:style-name="T1">A</text:span><text:span text:style-name="T1">.</text:span><text:span text:style-name="T1">B</text:span><text:span text:style-name="T1">’</text:span></text:p>
          </draw:text-box>
        </draw:frame>
        <draw:line draw:style-name="gr9" draw:text-style-name="P3" draw:layer="layout" svg:x1="2.836cm" svg:y1="13.21cm" svg:x2="10.821cm" svg:y2="13.21cm">
          <text:p/>
        </draw:line>
        <draw:line draw:style-name="gr9" draw:text-style-name="P3" draw:layer="layout" svg:x1="3.175cm" svg:y1="13.21cm" svg:x2="3.735cm" svg:y2="11.11cm">
          <text:p/>
        </draw:line>
        <draw:line draw:style-name="gr38" draw:text-style-name="P13" draw:layer="layout" svg:x1="8.13cm" svg:y1="9.272cm" svg:x2="10.824cm" svg:y2="12.065cm">
          <text:p/>
        </draw:line>
        <draw:line draw:style-name="gr9" draw:text-style-name="P3" draw:layer="layout" svg:x1="13.71cm" svg:y1="8.255cm" svg:x2="15.52cm" svg:y2="9.71cm">
          <text:p/>
        </draw:line>
        <draw:line draw:style-name="gr9" draw:text-style-name="P3" draw:layer="layout" svg:x1="13.611cm" svg:y1="12.7cm" svg:x2="15.513cm" svg:y2="11.21cm">
          <text:p/>
        </draw:lin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XNOR Gate</text:p>
          </draw:text-box>
        </draw:frame>
        <draw:line draw:style-name="gr9" draw:text-style-name="P3" draw:layer="layout" svg:x1="3.21cm" svg:y1="3.81cm" svg:x2="5.115cm" svg:y2="3.81cm">
          <text:p/>
        </draw:line>
        <draw:line draw:style-name="gr9" draw:text-style-name="P3" draw:layer="layout" svg:x1="3.211cm" svg:y1="4.91cm" svg:x2="5.116cm" svg:y2="4.91cm">
          <text:p/>
        </draw:line>
        <draw:line draw:style-name="gr9" draw:text-style-name="P3" draw:layer="layout" svg:x1="7.811cm" svg:y1="4.41cm" svg:x2="9.716cm" svg:y2="4.41cm">
          <text:p/>
        </draw:line>
        <draw:frame draw:style-name="gr39" draw:text-style-name="P6" draw:layer="layout" svg:width="0.926cm" svg:height="0.962cm" svg:x="2.31cm" svg:y="3.323cm">
          <draw:text-box>
            <text:p text:style-name="P4"><text:span text:style-name="T1">A</text:span></text:p>
          </draw:text-box>
        </draw:frame>
        <draw:frame draw:style-name="gr11" draw:text-style-name="P7" draw:layer="layout" svg:width="0.926cm" svg:height="0.962cm" svg:x="2.31cm" svg:y="4.423cm">
          <draw:text-box>
            <text:p><text:span text:style-name="T1">B</text:span></text:p>
          </draw:text-box>
        </draw:frame>
        <draw:frame draw:style-name="gr29" draw:text-style-name="P7" draw:layer="layout" svg:width="3.838cm" svg:height="0.962cm" svg:x="10.01cm" svg:y="3.923cm">
          <draw:text-box>
            <text:p><text:span text:style-name="T1">X</text:span><text:span text:style-name="T1"> </text:span><text:span text:style-name="T1">= </text:span><text:span text:style-name="T1">A</text:span><text:span text:style-name="T1"> <text:s text:c="2"/></text:span><text:span text:style-name="T1"><text:s text:c="3"/></text:span><text:span text:style-name="T1"><text:s text:c="2"/></text:span><text:span text:style-name="T1">B</text:span></text:p>
          </draw:text-box>
        </draw:frame>
        <draw:path draw:style-name="gr9" draw:text-style-name="P3" draw:layer="layout" svg:width="2.539cm" svg:height="1.269cm" svg:x="5.34cm" svg:y="3.221cm" svg:viewBox="0 0 2540 1270" svg:d="M0 0c1905 0 2540 1270 2540 1270">
          <text:p/>
        </draw:path>
        <draw:path draw:style-name="gr9" draw:text-style-name="P3" draw:layer="layout" svg:width="2.539cm" svg:height="1.269cm" draw:transform="rotate (-2.38987934475584) translate (7.97139633969605cm 4.48860812320748cm)" svg:viewBox="0 0 2540 1270" svg:d="M0 0c1905 0 2540 1270 2540 1270">
          <text:p/>
        </draw:path>
        <draw:path draw:style-name="gr9" draw:text-style-name="P3" draw:layer="layout" svg:width="1.387cm" svg:height="1.584cm" draw:transform="rotate (-0.58800142499689) translate (5.356cm 3.276cm)" svg:viewBox="0 0 1388 1585" svg:d="M0 0c2290 0 1057 1585 1057 1585">
          <text:p/>
        </draw:path>
        <draw:path draw:style-name="gr9" draw:text-style-name="P3" draw:layer="layout" svg:width="1.387cm" svg:height="1.584cm" draw:transform="rotate (-0.58800142499689) translate (4.857cm 3.276cm)" svg:viewBox="0 0 1388 1585" svg:d="M0 0c2290 0 1057 1585 1057 1585">
          <text:p/>
        </draw:path>
        <draw:custom-shape draw:style-name="gr32" draw:text-style-name="P15" draw:layer="layout" svg:width="0.999cm" svg:height="0.999cm" svg:x="11.955cm" svg:y="3.925cm">
          <text:p text:style-name="P14"><text:span text:style-name="T3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381cm" svg:height="0.381cm" svg:x="7.84cm" svg:y="4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7" draw:layer="layout" svg:width="4.19cm" svg:height="0.962cm" svg:x="10.01cm" svg:y="5.424cm">
          <draw:text-box>
            <text:p><text:span text:style-name="T1"><text:s text:c="2"/></text:span><text:span text:style-name="T1">= </text:span><text:span text:style-name="T1">(</text:span><text:span text:style-name="T1">A</text:span><text:span text:style-name="T1"> <text:s text:c="2"/></text:span><text:span text:style-name="T1"><text:s text:c="3"/></text:span><text:span text:style-name="T1"><text:s text:c="2"/></text:span><text:span text:style-name="T1">B</text:span><text:span text:style-name="T1">)’</text:span></text:p>
          </draw:text-box>
        </draw:frame>
        <draw:custom-shape draw:style-name="gr30" draw:text-style-name="P9" draw:layer="layout" svg:width="0.999cm" svg:height="0.999cm" svg:x="11.955cm" svg:y="5.426cm">
          <text:p text:style-name="P5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layer="layout" svg:width="14.739cm" svg:height="5.231cm" svg:x="6.35cm" svg:y="6.98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A</text:p>
              </table:table-cell>
              <table:table-cell>
                <text:p text:style-name="P5">B</text:p>
              </table:table-cell>
              <table:table-cell>
                <text:p text:style-name="P5">X = A <text:s text:c="9"/>B</text:p>
              </table:table-cell>
            </table:table-row>
            <table:table-row table:style-name="ro1" table:default-cell-style-name="ce1"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1</text:p>
              </table:table-cell>
            </table:table-row>
            <table:table-row table:style-name="ro1" table:default-cell-style-name="ce1"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</table:table-row>
            <table:table-row table:style-name="ro1" table:default-cell-style-name="ce1"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</table:table-row>
            <table:table-row table:style-name="ro2" table:default-cell-style-name="ce1">
              <table:table-cell>
                <text:p text:style-name="P5">1</text:p>
              </table:table-cell>
              <table:table-cell>
                <text:p text:style-name="P5">1</text:p>
              </table:table-cell>
              <table:table-cell>
                <text:p text:style-name="P5">1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2" draw:text-style-name="P15" draw:layer="layout" svg:width="0.999cm" svg:height="0.999cm" svg:x="18.656cm" svg:y="6.925cm">
          <text:p text:style-name="P14"><text:span text:style-name="T3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XNOR Gate</text:p>
          </draw:text-box>
        </draw:frame>
        <draw:line draw:style-name="gr9" draw:text-style-name="P3" draw:layer="layout" svg:x1="3.21cm" svg:y1="3.81cm" svg:x2="5.115cm" svg:y2="3.81cm">
          <text:p/>
        </draw:line>
        <draw:line draw:style-name="gr9" draw:text-style-name="P3" draw:layer="layout" svg:x1="3.211cm" svg:y1="4.91cm" svg:x2="5.116cm" svg:y2="4.91cm">
          <text:p/>
        </draw:line>
        <draw:line draw:style-name="gr9" draw:text-style-name="P3" draw:layer="layout" svg:x1="7.811cm" svg:y1="4.41cm" svg:x2="9.716cm" svg:y2="4.41cm">
          <text:p/>
        </draw:line>
        <draw:frame draw:style-name="gr41" draw:text-style-name="P6" draw:layer="layout" svg:width="0.926cm" svg:height="0.962cm" svg:x="2.31cm" svg:y="3.323cm">
          <draw:text-box>
            <text:p text:style-name="P4"><text:span text:style-name="T1">A</text:span></text:p>
          </draw:text-box>
        </draw:frame>
        <draw:frame draw:style-name="gr11" draw:text-style-name="P7" draw:layer="layout" svg:width="0.926cm" svg:height="0.962cm" svg:x="2.31cm" svg:y="4.423cm">
          <draw:text-box>
            <text:p><text:span text:style-name="T1">B</text:span></text:p>
          </draw:text-box>
        </draw:frame>
        <draw:frame draw:style-name="gr29" draw:text-style-name="P7" draw:layer="layout" svg:width="3.838cm" svg:height="0.962cm" svg:x="10.01cm" svg:y="3.923cm">
          <draw:text-box>
            <text:p text:style-name="P4"><text:span text:style-name="T4">X = A <text:s text:c="7"/>B</text:span></text:p>
          </draw:text-box>
        </draw:frame>
        <draw:path draw:style-name="gr9" draw:text-style-name="P3" draw:layer="layout" svg:width="2.539cm" svg:height="1.269cm" svg:x="5.34cm" svg:y="3.221cm" svg:viewBox="0 0 2540 1270" svg:d="M0 0c1905 0 2540 1270 2540 1270">
          <text:p/>
        </draw:path>
        <draw:path draw:style-name="gr9" draw:text-style-name="P3" draw:layer="layout" svg:width="2.539cm" svg:height="1.269cm" draw:transform="rotate (-2.38987934475584) translate (7.97139633969605cm 4.48860812320748cm)" svg:viewBox="0 0 2540 1270" svg:d="M0 0c1905 0 2540 1270 2540 1270">
          <text:p/>
        </draw:path>
        <draw:path draw:style-name="gr9" draw:text-style-name="P3" draw:layer="layout" svg:width="1.387cm" svg:height="1.584cm" draw:transform="rotate (-0.58800142499689) translate (5.356cm 3.276cm)" svg:viewBox="0 0 1388 1585" svg:d="M0 0c2290 0 1057 1585 1057 1585">
          <text:p/>
        </draw:path>
        <draw:path draw:style-name="gr9" draw:text-style-name="P3" draw:layer="layout" svg:width="1.387cm" svg:height="1.584cm" draw:transform="rotate (-0.58800142499689) translate (4.857cm 3.276cm)" svg:viewBox="0 0 1388 1585" svg:d="M0 0c2290 0 1057 1585 1057 1585">
          <text:p/>
        </draw:path>
        <draw:custom-shape draw:style-name="gr32" draw:text-style-name="P15" draw:layer="layout" svg:width="0.999cm" svg:height="0.999cm" svg:x="11.955cm" svg:y="3.925cm">
          <text:p text:style-name="P14"><text:span text:style-name="T3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381cm" svg:height="0.381cm" svg:x="7.84cm" svg:y="4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7" draw:layer="layout" svg:width="4.19cm" svg:height="0.962cm" svg:x="10.01cm" svg:y="5.424cm">
          <draw:text-box>
            <text:p><text:span text:style-name="T1"><text:s text:c="2"/></text:span><text:span text:style-name="T1">= (A <text:s text:c="7"/>B)’</text:span></text:p>
          </draw:text-box>
        </draw:frame>
        <draw:custom-shape draw:style-name="gr30" draw:text-style-name="P9" draw:layer="layout" svg:width="0.999cm" svg:height="0.999cm" svg:x="11.955cm" svg:y="5.426cm">
          <text:p text:style-name="P5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3.818cm" svg:y1="7.618cm" svg:x2="5.723cm" svg:y2="7.618cm">
          <text:p/>
        </draw:line>
        <draw:line draw:style-name="gr9" draw:text-style-name="P3" draw:layer="layout" svg:x1="3.819cm" svg:y1="8.718cm" svg:x2="5.724cm" svg:y2="8.718cm">
          <text:p/>
        </draw:line>
        <draw:g draw:style-name="gr10">
          <draw:line draw:style-name="gr9" draw:text-style-name="P3" draw:layer="layout" svg:x1="5.723cm" svg:y1="7.183cm" svg:x2="5.723cm" svg:y2="9.088cm">
            <text:p/>
          </draw:line>
          <draw:line draw:style-name="gr9" draw:text-style-name="P3" draw:layer="layout" svg:x1="5.719cm" svg:y1="7.218cm" svg:x2="7.624cm" svg:y2="7.218cm">
            <text:p/>
          </draw:line>
          <draw:line draw:style-name="gr9" draw:text-style-name="P3" draw:layer="layout" svg:x1="5.72cm" svg:y1="9.018cm" svg:x2="7.625cm" svg:y2="9.018cm">
            <text:p/>
          </draw:line>
          <draw:path draw:style-name="gr9" draw:text-style-name="P3" draw:layer="layout" svg:width="1.387cm" svg:height="1.584cm" draw:transform="rotate (-0.58800142499689) translate (7.663cm 7.183cm)" svg:viewBox="0 0 1388 1585" svg:d="M0 0c2290 0 1057 1585 1057 1585">
            <text:p/>
          </draw:path>
        </draw:g>
        <draw:line draw:style-name="gr9" draw:text-style-name="P3" draw:layer="layout" svg:x1="8.519cm" svg:y1="8.218cm" svg:x2="10.424cm" svg:y2="8.218cm">
          <text:p/>
        </draw:line>
        <draw:frame draw:style-name="gr11" draw:text-style-name="P1" draw:layer="layout" svg:width="0.926cm" svg:height="0.962cm" svg:x="2.918cm" svg:y="7.131cm">
          <draw:text-box>
            <text:p text:style-name="P4">A</text:p>
          </draw:text-box>
        </draw:frame>
        <draw:frame draw:style-name="gr11" draw:text-style-name="P1" draw:layer="layout" svg:width="0.926cm" svg:height="0.962cm" svg:x="2.918cm" svg:y="8.231cm">
          <draw:text-box>
            <text:p>B</text:p>
          </draw:text-box>
        </draw:frame>
        <draw:g draw:style-name="gr15">
          <draw:line draw:style-name="gr9" draw:text-style-name="P3" draw:layer="layout" svg:x1="5.854cm" svg:y1="9.389cm" svg:x2="5.854cm" svg:y2="11.294cm">
            <text:p/>
          </draw:line>
          <draw:line draw:style-name="gr9" draw:text-style-name="P3" draw:layer="layout" svg:x1="5.854cm" svg:y1="9.389cm" svg:x2="7.913cm" svg:y2="10.319cm">
            <text:p/>
          </draw:line>
          <draw:line draw:style-name="gr9" draw:text-style-name="P3" draw:layer="layout" svg:x1="5.854cm" svg:y1="11.294cm" svg:x2="7.913cm" svg:y2="10.319cm">
            <text:p/>
          </draw:line>
          <draw:custom-shape draw:style-name="gr16" draw:text-style-name="P5" draw:layer="layout" svg:width="0.381cm" svg:height="0.381cm" svg:x="7.849cm" svg:y="10.0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5">
          <draw:line draw:style-name="gr9" draw:text-style-name="P3" draw:layer="layout" svg:x1="5.854cm" svg:y1="12.29cm" svg:x2="5.854cm" svg:y2="14.195cm">
            <text:p/>
          </draw:line>
          <draw:line draw:style-name="gr9" draw:text-style-name="P3" draw:layer="layout" svg:x1="5.854cm" svg:y1="12.29cm" svg:x2="7.913cm" svg:y2="13.22cm">
            <text:p/>
          </draw:line>
          <draw:line draw:style-name="gr9" draw:text-style-name="P3" draw:layer="layout" svg:x1="5.854cm" svg:y1="14.195cm" svg:x2="7.913cm" svg:y2="13.22cm">
            <text:p/>
          </draw:line>
          <draw:custom-shape draw:style-name="gr16" draw:text-style-name="P5" draw:layer="layout" svg:width="0.381cm" svg:height="0.381cm" svg:x="7.849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" draw:text-style-name="P3" draw:layer="layout" svg:x1="3.827cm" svg:y1="10.318cm" svg:x2="5.732cm" svg:y2="10.318cm">
          <text:p/>
        </draw:line>
        <draw:frame draw:style-name="gr11" draw:text-style-name="P1" draw:layer="layout" svg:width="0.926cm" svg:height="0.962cm" svg:x="2.927cm" svg:y="9.831cm">
          <draw:text-box>
            <text:p text:style-name="P4">A</text:p>
          </draw:text-box>
        </draw:frame>
        <draw:line draw:style-name="gr9" draw:text-style-name="P3" draw:layer="layout" svg:x1="3.835cm" svg:y1="13.218cm" svg:x2="5.74cm" svg:y2="13.218cm">
          <text:p/>
        </draw:line>
        <draw:frame draw:style-name="gr11" draw:text-style-name="P1" draw:layer="layout" svg:width="0.926cm" svg:height="0.962cm" svg:x="2.935cm" svg:y="12.731cm">
          <draw:text-box>
            <text:p text:style-name="P4">B</text:p>
          </draw:text-box>
        </draw:frame>
        <draw:line draw:style-name="gr9" draw:text-style-name="P3" draw:layer="layout" svg:x1="8.23cm" svg:y1="10.263cm" svg:x2="8.899cm" svg:y2="10.898cm">
          <text:p/>
        </draw:line>
        <draw:line draw:style-name="gr9" draw:text-style-name="P3" draw:layer="layout" svg:x1="8.899cm" svg:y1="10.898cm" svg:x2="10.865cm" svg:y2="10.898cm">
          <text:p/>
        </draw:line>
        <draw:line draw:style-name="gr9" draw:text-style-name="P3" draw:layer="layout" svg:x1="8.999cm" svg:y1="12.398cm" svg:x2="10.965cm" svg:y2="12.398cm">
          <text:p/>
        </draw:line>
        <draw:line draw:style-name="gr9" draw:text-style-name="P3" draw:layer="layout" svg:x1="8.23cm" svg:y1="13cm" svg:x2="8.999cm" svg:y2="12.398cm">
          <text:p/>
        </draw:line>
        <draw:line draw:style-name="gr9" draw:text-style-name="P3" draw:layer="layout" svg:x1="13.513cm" svg:y1="11.618cm" svg:x2="15.418cm" svg:y2="11.618cm">
          <text:p/>
        </draw:line>
        <draw:g draw:style-name="gr10">
          <draw:line draw:style-name="gr9" draw:text-style-name="P3" draw:layer="layout" svg:x1="10.824cm" svg:y1="10.683cm" svg:x2="10.824cm" svg:y2="12.588cm">
            <text:p/>
          </draw:line>
          <draw:line draw:style-name="gr9" draw:text-style-name="P3" draw:layer="layout" svg:x1="10.82cm" svg:y1="10.718cm" svg:x2="12.725cm" svg:y2="10.718cm">
            <text:p/>
          </draw:line>
          <draw:line draw:style-name="gr9" draw:text-style-name="P3" draw:layer="layout" svg:x1="10.821cm" svg:y1="12.518cm" svg:x2="12.726cm" svg:y2="12.518cm">
            <text:p/>
          </draw:line>
          <draw:path draw:style-name="gr9" draw:text-style-name="P3" draw:layer="layout" svg:width="1.387cm" svg:height="1.584cm" draw:transform="rotate (-0.58800142499689) translate (12.764cm 10.683cm)" svg:viewBox="0 0 1388 1585" svg:d="M0 0c2290 0 1057 1585 1057 1585">
            <text:p/>
          </draw:path>
        </draw:g>
        <draw:g draw:style-name="gr10">
          <draw:path draw:style-name="gr9" draw:text-style-name="P3" draw:layer="layout" svg:width="2.539cm" svg:height="1.269cm" svg:x="15.34cm" svg:y="9.829cm" svg:viewBox="0 0 2540 1270" svg:d="M0 0c1905 0 2540 1270 2540 1270">
            <text:p/>
          </draw:path>
          <draw:path draw:style-name="gr9" draw:text-style-name="P3" draw:layer="layout" svg:width="2.539cm" svg:height="1.269cm" draw:transform="rotate (-2.38987934475584) translate (17.9713963396961cm 11.0966081232075cm)" svg:viewBox="0 0 2540 1270" svg:d="M0 0c1905 0 2540 1270 2540 1270">
            <text:p/>
          </draw:path>
          <draw:path draw:style-name="gr9" draw:text-style-name="P3" draw:layer="layout" svg:width="1.387cm" svg:height="1.584cm" draw:transform="rotate (-0.58800142499689) translate (15.356cm 9.884cm)" svg:viewBox="0 0 1388 1585" svg:d="M0 0c2290 0 1057 1585 1057 1585">
            <text:p/>
          </draw:path>
        </draw:g>
        <draw:line draw:style-name="gr9" draw:text-style-name="P3" draw:layer="layout" svg:x1="13.52cm" svg:y1="10.118cm" svg:x2="15.425cm" svg:y2="10.118cm">
          <text:p/>
        </draw:line>
        <draw:line draw:style-name="gr9" draw:text-style-name="P3" draw:layer="layout" svg:x1="13.52cm" svg:y1="10.118cm" svg:x2="10.424cm" svg:y2="8.218cm">
          <text:p/>
        </draw:line>
        <draw:line draw:style-name="gr9" draw:text-style-name="P3" draw:layer="layout" svg:x1="17.92cm" svg:y1="11.018cm" svg:x2="19.825cm" svg:y2="11.018cm">
          <text:p/>
        </draw:line>
        <draw:frame draw:style-name="gr42" draw:text-style-name="P1" draw:layer="layout" svg:width="1.526cm" svg:height="0.962cm" svg:x="8.89cm" svg:y="7.128cm">
          <draw:text-box>
            <text:p>A.B</text:p>
          </draw:text-box>
        </draw:frame>
        <draw:frame draw:style-name="gr43" draw:text-style-name="P1" draw:layer="layout" svg:width="1.019cm" svg:height="0.962cm" svg:x="9.225cm" svg:y="10.068cm">
          <draw:text-box>
            <text:p>A’</text:p>
          </draw:text-box>
        </draw:frame>
        <draw:frame draw:style-name="gr44" draw:text-style-name="P1" draw:layer="layout" svg:width="1.067cm" svg:height="0.962cm" svg:x="9.226cm" svg:y="11.568cm">
          <draw:text-box>
            <text:p>B’</text:p>
          </draw:text-box>
        </draw:frame>
        <draw:frame draw:style-name="gr45" draw:text-style-name="P1" draw:layer="layout" svg:width="1.761cm" svg:height="0.962cm" svg:x="13.49cm" svg:y="11.628cm">
          <draw:text-box>
            <text:p>A’.B’</text:p>
          </draw:text-box>
        </draw:frame>
        <draw:frame draw:style-name="gr37" draw:text-style-name="P12" draw:layer="layout" svg:width="3.802cm" svg:height="0.961cm" svg:x="19.628cm" svg:y="10.377cm">
          <draw:text-box>
            <text:p><text:span text:style-name="T1">A.</text:span><text:span text:style-name="T1">B </text:span><text:span text:style-name="T1">+ </text:span><text:span text:style-name="T1">A’ . </text:span><text:span text:style-name="T1">B’</text:span></text:p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0:23:09.660288155</meta:creation-date>
    <meta:editing-duration>PT19H10M28S</meta:editing-duration>
    <meta:editing-cycles>109</meta:editing-cycles>
    <meta:generator>LibreOffice/24.8.7.2$Linux_X86_64 LibreOffice_project/480$Build-2</meta:generator>
    <dc:title>Portfolio</dc:title>
    <dc:date>2025-08-22T13:35:53.866507809</dc:date>
    <meta:document-statistic meta:object-count="508"/>
  </office:meta>
</office:document-meta>
</file>